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2.5pt"/>
    </style:style>
    <style:style style:name="co2" style:family="table-column">
      <style:table-column-properties fo:break-before="auto" style:column-width="101.91pt"/>
    </style:style>
    <style:style style:name="co3" style:family="table-column">
      <style:table-column-properties fo:break-before="auto" style:column-width="28.54pt"/>
    </style:style>
    <style:style style:name="co4" style:family="table-column">
      <style:table-column-properties fo:break-before="auto" style:column-width="170.59pt"/>
    </style:style>
    <style:style style:name="co5" style:family="table-column">
      <style:table-column-properties fo:break-before="auto" style:column-width="137.4pt"/>
    </style:style>
    <style:style style:name="co6" style:family="table-column">
      <style:table-column-properties fo:break-before="auto" style:column-width="135.84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59.41pt"/>
    </style:style>
    <style:style style:name="co9" style:family="table-column">
      <style:table-column-properties fo:break-before="auto" style:column-width="27.75pt"/>
    </style:style>
    <style:style style:name="co10" style:family="table-column">
      <style:table-column-properties fo:break-before="auto" style:column-width="36.26pt"/>
    </style:style>
    <style:style style:name="co11" style:family="table-column">
      <style:table-column-properties fo:break-before="auto" style:column-width="110.3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alse-posi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Test Program</text:p>
          </table:table-cell>
          <table:table-cell/>
          <table:table-cell office:value-type="string" calcext:value-type="string">
            <text:p>Naive</text:p>
          </table:table-cell>
          <table:table-cell office:value-type="string" calcext:value-type="string">
            <text:p>Cascade Stage 1 (Breakpoint Sliding)</text:p>
          </table:table-cell>
          <table:table-cell office:value-type="string" calcext:value-type="string">
            <text:p>Cascade Stage 2 (All Actions)</text:p>
          </table:table-cell>
          <table:table-cell office:value-type="string" calcext:value-type="string">
            <text:p>Cascade Stage 3 (Call Stack)</text:p>
          </table:table-cell>
          <table:table-cell office:value-type="string" calcext:value-type="string">
            <text:p>Cascade Stage 4 (Bindings)</text:p>
          </table:table-cell>
          <table:table-cell office:value-type="string" calcext:value-type="string">
            <text:p>Determinism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verse</text:p>
          </table:table-cell>
          <table:table-cell office:value-type="string" calcext:value-type="string">
            <text:p>Program-Transformation</text:p>
          </table:table-cell>
        </table:table-row>
        <table:table-row table:style-name="ro1">
          <table:table-cell office:value-type="string" calcext:value-type="string">
            <text:p>JS Puzzl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, 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binding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11,12,13,14,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tiline-decl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nSpider</text:p>
          </table:table-cell>
          <table:table-cell office:value-type="string" calcext:value-type="string">
            <text:p>3d-cube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d-morph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d-raytrace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ss-binary-trees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ss-fannkuch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ccess-nbody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ess-nsieve</text:p>
          </table:table-cell>
          <table:table-cell/>
          <table:table-cell office:value-type="string" calcext:value-type="string">
            <text:p>1,4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tops-3bit-bits-in-byte</text:p>
          </table:table-cell>
          <table:table-cell/>
          <table:table-cell office:value-type="string" calcext:value-type="string">
            <text:p>1,4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itops-bits-in-byte</text:p>
          </table:table-cell>
          <table:table-cell/>
          <table:table-cell office:value-type="string" calcext:value-type="string">
            <text:p>1,4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itops-bitwise-and</text:p>
          </table:table-cell>
          <table:table-cell/>
          <table:table-cell office:value-type="string" calcext:value-type="string">
            <text:p>1,4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bitops-nsieve-bits</text:p>
          </table:table-cell>
          <table:table-cell/>
          <table:table-cell office:value-type="string" calcext:value-type="string">
            <text:p>1,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ntrolflow-recursive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ypto-aes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ypto-md5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rypto-sha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-format-tofte</text:p>
          </table:table-cell>
          <table:table-cell/>
          <table:table-cell office:value-type="string" calcext:value-type="string">
            <text:p>1,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ate-format-xparb</text:p>
          </table:table-cell>
          <table:table-cell/>
          <table:table-cell office:value-type="string" calcext:value-type="string">
            <text:p>1,2,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h-cordic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-partial-sums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th-spectral-norm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exp-dna</text:p>
          </table:table-cell>
          <table:table-cell/>
          <table:table-cell office:value-type="string" calcext:value-type="string">
            <text:p>1,3,4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ing-base64</text:p>
          </table:table-cell>
          <table:table-cell/>
          <table:table-cell office:value-type="string" calcext:value-type="string">
            <text:p>1,4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ing-fasta</text:p>
          </table:table-cell>
          <table:table-cell/>
          <table:table-cell office:value-type="string" calcext:value-type="string">
            <text:p>1,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ring-tagcloud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tring-unpack-code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x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ing-validate-input</text:p>
          </table:table-cell>
          <table:table-cell/>
          <table:table-cell office:value-type="string" calcext:value-type="string">
            <text:p>1,4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Programs with any difference</text:p>
          </table:table-cell>
          <table:table-cell/>
          <table:table-cell table:formula="of:=SUMPRODUCT(NOT(ISBLANK([.D2:.D41])))" office:value-type="float" office:value="32" calcext:value-type="float">
            <text:p>32</text:p>
          </table:table-cell>
          <table:table-cell table:formula="of:=SUMPRODUCT(NOT(ISBLANK([.E2:.E41])))" office:value-type="float" office:value="25" calcext:value-type="float">
            <text:p>25</text:p>
          </table:table-cell>
          <table:table-cell table:formula="of:=SUMPRODUCT(NOT(ISBLANK([.F2:.F41])))" office:value-type="float" office:value="2" calcext:value-type="float">
            <text:p>2</text:p>
          </table:table-cell>
          <table:table-cell table:formula="of:=SUMPRODUCT(NOT(ISBLANK([.G2:.G41])))" office:value-type="float" office:value="18" calcext:value-type="float">
            <text:p>18</text:p>
          </table:table-cell>
          <table:table-cell table:formula="of:=SUMPRODUCT(NOT(ISBLANK([.H2:.H41])))" office:value-type="float" office:value="3" calcext:value-type="float">
            <text:p>3</text:p>
          </table:table-cell>
          <table:table-cell table:formula="of:=SUMPRODUCT(NOT(ISBLANK([.I2:.I41])))" office:value-type="float" office:value="11" calcext:value-type="float">
            <text:p>11</text:p>
          </table:table-cell>
          <table:table-cell table:formula="of:=SUMPRODUCT(NOT(ISBLANK([.J2:.J41])))" office:value-type="float" office:value="3" calcext:value-type="float">
            <text:p>3</text:p>
          </table:table-cell>
          <table:table-cell table:formula="of:=SUMPRODUCT(NOT(ISBLANK([.K2:.K41]))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rograms without bugs (x)</text:p>
          </table:table-cell>
          <table:table-cell/>
          <table:table-cell table:formula="of:=SUMPRODUCT([.D2:.D41] = &quot;x&quot;)" office:value-type="float" office:value="4" calcext:value-type="float">
            <text:p>4</text:p>
          </table:table-cell>
          <table:table-cell table:formula="of:=SUMPRODUCT([.E2:.E41] = &quot;x&quot;)" office:value-type="float" office:value="10" calcext:value-type="float">
            <text:p>10</text:p>
          </table:table-cell>
          <table:table-cell table:formula="of:=SUMPRODUCT([.F2:.F41] = &quot;x&quot;)" office:value-type="float" office:value="2" calcext:value-type="float">
            <text:p>2</text:p>
          </table:table-cell>
          <table:table-cell table:formula="of:=SUMPRODUCT([.G2:.G41] = &quot;x&quot;)" office:value-type="float" office:value="16" calcext:value-type="float">
            <text:p>16</text:p>
          </table:table-cell>
          <table:table-cell table:formula="of:=SUMPRODUCT([.H2:.H41] = &quot;x&quot;)" office:value-type="float" office:value="3" calcext:value-type="float">
            <text:p>3</text:p>
          </table:table-cell>
          <table:table-cell table:formula="of:=SUMPRODUCT([.I2:.I41] = &quot;x&quot;)" office:value-type="float" office:value="0" calcext:value-type="float">
            <text:p>0</text:p>
          </table:table-cell>
          <table:table-cell table:formula="of:=SUMPRODUCT([.J2:.J41] = &quot;x&quot;)" office:value-type="float" office:value="0" calcext:value-type="float">
            <text:p>0</text:p>
          </table:table-cell>
          <table:table-cell table:formula="of:=SUMPRODUCT([.K2:.K41] = &quot;x&quot;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rograms with bugs</text:p>
          </table:table-cell>
          <table:table-cell/>
          <table:table-cell table:formula="of:=[.D43]-[.D44]" office:value-type="float" office:value="28" calcext:value-type="float">
            <text:p>28</text:p>
          </table:table-cell>
          <table:table-cell table:formula="of:=[.E43]-[.E44]" office:value-type="float" office:value="15" calcext:value-type="float">
            <text:p>15</text:p>
          </table:table-cell>
          <table:table-cell table:formula="of:=[.F43]-[.F44]" office:value-type="float" office:value="0" calcext:value-type="float">
            <text:p>0</text:p>
          </table:table-cell>
          <table:table-cell table:formula="of:=[.G43]-[.G44]" office:value-type="float" office:value="2" calcext:value-type="float">
            <text:p>2</text:p>
          </table:table-cell>
          <table:table-cell table:formula="of:=[.H43]-[.H44]" office:value-type="float" office:value="0" calcext:value-type="float">
            <text:p>0</text:p>
          </table:table-cell>
          <table:table-cell table:formula="of:=[.I43]-[.I44]" office:value-type="float" office:value="11" calcext:value-type="float">
            <text:p>11</text:p>
          </table:table-cell>
          <table:table-cell table:formula="of:=[.J43]-[.J44]" office:value-type="float" office:value="3" calcext:value-type="float">
            <text:p>3</text:p>
          </table:table-cell>
          <table:table-cell table:formula="of:=[.K43]-[.K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 Positive Rate</text:p>
          </table:table-cell>
          <table:table-cell/>
          <table:table-cell table:formula="of:=[.D44]/[.D43]" office:value-type="float" office:value="0.125" calcext:value-type="float">
            <text:p>0.125</text:p>
          </table:table-cell>
          <table:table-cell table:formula="of:=[.E44]/[.E43]" office:value-type="float" office:value="0.4" calcext:value-type="float">
            <text:p>0.4</text:p>
          </table:table-cell>
          <table:table-cell table:formula="of:=[.F44]/[.F43]" office:value-type="float" office:value="1" calcext:value-type="float">
            <text:p>1</text:p>
          </table:table-cell>
          <table:table-cell table:formula="of:=[.G44]/[.G43]" office:value-type="float" office:value="0.888888888888889" calcext:value-type="float">
            <text:p>0.888888888888889</text:p>
          </table:table-cell>
          <table:table-cell table:formula="of:=[.H44]/[.H43]" office:value-type="float" office:value="1" calcext:value-type="float">
            <text:p>1</text:p>
          </table:table-cell>
          <table:table-cell table:formula="of:=[.I44]/[.I43]" office:value-type="float" office:value="0" calcext:value-type="float">
            <text:p>0</text:p>
          </table:table-cell>
          <table:table-cell table:formula="of:=[.J44]/[.J43]" office:value-type="float" office:value="0" calcext:value-type="float">
            <text:p>0</text:p>
          </table:table-cell>
          <table:table-cell table:formula="of:=[.K44]/[.K43]" office:value-type="float" office:value="1" calcext:value-type="float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JS Puzzles</text:p>
          </table:table-cell>
          <table:table-cell office:value-type="float" office:value="1" calcext:value-type="float">
            <text:p>1</text:p>
          </table:table-cell>
          <table:table-cell table:formula="of:=IF(ISBLANK([.D2]);&quot;&quot;;IF([.D2] = &quot;x&quot;;&quot;✗&quot;;&quot;✓&quot;))" office:value-type="string" office:string-value="✓" calcext:value-type="string">
            <text:p>✓</text:p>
          </table:table-cell>
          <table:table-cell table:formula="of:=IF(ISBLANK([.E2]);&quot;&quot;;IF([.E2] = &quot;x&quot;;&quot;✗&quot;;&quot;✓&quot;))">
            <text:p/>
          </table:table-cell>
          <table:table-cell table:formula="of:=IF(ISBLANK([.F2]);&quot;&quot;;IF([.F2] = &quot;x&quot;;&quot;✗&quot;;&quot;✓&quot;))">
            <text:p/>
          </table:table-cell>
          <table:table-cell table:formula="of:=IF(ISBLANK([.G2]);&quot;&quot;;IF([.G2] = &quot;x&quot;;&quot;✗&quot;;&quot;✓&quot;))">
            <text:p/>
          </table:table-cell>
          <table:table-cell table:formula="of:=IF(ISBLANK([.H2]);&quot;&quot;;IF([.H2] = &quot;x&quot;;&quot;✗&quot;;&quot;✓&quot;))">
            <text:p/>
          </table:table-cell>
          <table:table-cell table:formula="of:=IF(ISBLANK([.I2]);&quot;&quot;;IF([.I2] = &quot;x&quot;;&quot;✗&quot;;&quot;✓&quot;))">
            <text:p/>
          </table:table-cell>
          <table:table-cell table:formula="of:=IF(ISBLANK([.J2]);&quot;&quot;;IF([.J2] = &quot;x&quot;;&quot;✗&quot;;&quot;✓&quot;))">
            <text:p/>
          </table:table-cell>
          <table:table-cell table:formula="of:=IF(ISBLANK([.K2]);&quot;&quot;;IF([.K2] = &quot;x&quot;;&quot;✗&quot;;&quot;✓&quot;))">
            <text:p/>
          </table:table-cell>
          <table:table-cell table:formula="of:=IF(ISBLANK([.L2]);&quot;&quot;;IF([.L2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IF(ISBLANK([.D3]);&quot;&quot;;IF([.D3] = &quot;x&quot;;&quot;✗&quot;;&quot;✓&quot;))">
            <text:p/>
          </table:table-cell>
          <table:table-cell table:formula="of:=IF(ISBLANK([.E3]);&quot;&quot;;IF([.E3] = &quot;x&quot;;&quot;✗&quot;;&quot;✓&quot;))">
            <text:p/>
          </table:table-cell>
          <table:table-cell table:formula="of:=IF(ISBLANK([.F3]);&quot;&quot;;IF([.F3] = &quot;x&quot;;&quot;✗&quot;;&quot;✓&quot;))">
            <text:p/>
          </table:table-cell>
          <table:table-cell table:formula="of:=IF(ISBLANK([.G3]);&quot;&quot;;IF([.G3] = &quot;x&quot;;&quot;✗&quot;;&quot;✓&quot;))">
            <text:p/>
          </table:table-cell>
          <table:table-cell table:formula="of:=IF(ISBLANK([.H3]);&quot;&quot;;IF([.H3] = &quot;x&quot;;&quot;✗&quot;;&quot;✓&quot;))">
            <text:p/>
          </table:table-cell>
          <table:table-cell table:formula="of:=IF(ISBLANK([.I3]);&quot;&quot;;IF([.I3] = &quot;x&quot;;&quot;✗&quot;;&quot;✓&quot;))">
            <text:p/>
          </table:table-cell>
          <table:table-cell table:formula="of:=IF(ISBLANK([.J3]);&quot;&quot;;IF([.J3] = &quot;x&quot;;&quot;✗&quot;;&quot;✓&quot;))">
            <text:p/>
          </table:table-cell>
          <table:table-cell table:formula="of:=IF(ISBLANK([.K3]);&quot;&quot;;IF([.K3] = &quot;x&quot;;&quot;✗&quot;;&quot;✓&quot;))">
            <text:p/>
          </table:table-cell>
          <table:table-cell table:formula="of:=IF(ISBLANK([.L3]);&quot;&quot;;IF([.L3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IF(ISBLANK([.D4]);&quot;&quot;;IF([.D4] = &quot;x&quot;;&quot;✗&quot;;&quot;✓&quot;))">
            <text:p/>
          </table:table-cell>
          <table:table-cell table:formula="of:=IF(ISBLANK([.E4]);&quot;&quot;;IF([.E4] = &quot;x&quot;;&quot;✗&quot;;&quot;✓&quot;))">
            <text:p/>
          </table:table-cell>
          <table:table-cell table:formula="of:=IF(ISBLANK([.F4]);&quot;&quot;;IF([.F4] = &quot;x&quot;;&quot;✗&quot;;&quot;✓&quot;))">
            <text:p/>
          </table:table-cell>
          <table:table-cell table:formula="of:=IF(ISBLANK([.G4]);&quot;&quot;;IF([.G4] = &quot;x&quot;;&quot;✗&quot;;&quot;✓&quot;))">
            <text:p/>
          </table:table-cell>
          <table:table-cell table:formula="of:=IF(ISBLANK([.H4]);&quot;&quot;;IF([.H4] = &quot;x&quot;;&quot;✗&quot;;&quot;✓&quot;))">
            <text:p/>
          </table:table-cell>
          <table:table-cell table:formula="of:=IF(ISBLANK([.I4]);&quot;&quot;;IF([.I4] = &quot;x&quot;;&quot;✗&quot;;&quot;✓&quot;))">
            <text:p/>
          </table:table-cell>
          <table:table-cell table:formula="of:=IF(ISBLANK([.J4]);&quot;&quot;;IF([.J4] = &quot;x&quot;;&quot;✗&quot;;&quot;✓&quot;))">
            <text:p/>
          </table:table-cell>
          <table:table-cell table:formula="of:=IF(ISBLANK([.K4]);&quot;&quot;;IF([.K4] = &quot;x&quot;;&quot;✗&quot;;&quot;✓&quot;))">
            <text:p/>
          </table:table-cell>
          <table:table-cell table:formula="of:=IF(ISBLANK([.L4]);&quot;&quot;;IF([.L4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IF(ISBLANK([.D5]);&quot;&quot;;IF([.D5] = &quot;x&quot;;&quot;✗&quot;;&quot;✓&quot;))" office:value-type="string" office:string-value="✗" calcext:value-type="string">
            <text:p>✗</text:p>
          </table:table-cell>
          <table:table-cell table:formula="of:=IF(ISBLANK([.E5]);&quot;&quot;;IF([.E5] = &quot;x&quot;;&quot;✗&quot;;&quot;✓&quot;))">
            <text:p/>
          </table:table-cell>
          <table:table-cell table:formula="of:=IF(ISBLANK([.F5]);&quot;&quot;;IF([.F5] = &quot;x&quot;;&quot;✗&quot;;&quot;✓&quot;))">
            <text:p/>
          </table:table-cell>
          <table:table-cell table:formula="of:=IF(ISBLANK([.G5]);&quot;&quot;;IF([.G5] = &quot;x&quot;;&quot;✗&quot;;&quot;✓&quot;))" office:value-type="string" office:string-value="✗" calcext:value-type="string">
            <text:p>✗</text:p>
          </table:table-cell>
          <table:table-cell table:formula="of:=IF(ISBLANK([.H5]);&quot;&quot;;IF([.H5] = &quot;x&quot;;&quot;✗&quot;;&quot;✓&quot;))">
            <text:p/>
          </table:table-cell>
          <table:table-cell table:formula="of:=IF(ISBLANK([.I5]);&quot;&quot;;IF([.I5] = &quot;x&quot;;&quot;✗&quot;;&quot;✓&quot;))">
            <text:p/>
          </table:table-cell>
          <table:table-cell table:formula="of:=IF(ISBLANK([.J5]);&quot;&quot;;IF([.J5] = &quot;x&quot;;&quot;✗&quot;;&quot;✓&quot;))">
            <text:p/>
          </table:table-cell>
          <table:table-cell table:formula="of:=IF(ISBLANK([.K5]);&quot;&quot;;IF([.K5] = &quot;x&quot;;&quot;✗&quot;;&quot;✓&quot;))">
            <text:p/>
          </table:table-cell>
          <table:table-cell table:formula="of:=IF(ISBLANK([.L5]);&quot;&quot;;IF([.L5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IF(ISBLANK([.D6]);&quot;&quot;;IF([.D6] = &quot;x&quot;;&quot;✗&quot;;&quot;✓&quot;))">
            <text:p/>
          </table:table-cell>
          <table:table-cell table:formula="of:=IF(ISBLANK([.E6]);&quot;&quot;;IF([.E6] = &quot;x&quot;;&quot;✗&quot;;&quot;✓&quot;))">
            <text:p/>
          </table:table-cell>
          <table:table-cell table:formula="of:=IF(ISBLANK([.F6]);&quot;&quot;;IF([.F6] = &quot;x&quot;;&quot;✗&quot;;&quot;✓&quot;))">
            <text:p/>
          </table:table-cell>
          <table:table-cell table:formula="of:=IF(ISBLANK([.G6]);&quot;&quot;;IF([.G6] = &quot;x&quot;;&quot;✗&quot;;&quot;✓&quot;))">
            <text:p/>
          </table:table-cell>
          <table:table-cell table:formula="of:=IF(ISBLANK([.H6]);&quot;&quot;;IF([.H6] = &quot;x&quot;;&quot;✗&quot;;&quot;✓&quot;))">
            <text:p/>
          </table:table-cell>
          <table:table-cell table:formula="of:=IF(ISBLANK([.I6]);&quot;&quot;;IF([.I6] = &quot;x&quot;;&quot;✗&quot;;&quot;✓&quot;))">
            <text:p/>
          </table:table-cell>
          <table:table-cell table:formula="of:=IF(ISBLANK([.J6]);&quot;&quot;;IF([.J6] = &quot;x&quot;;&quot;✗&quot;;&quot;✓&quot;))">
            <text:p/>
          </table:table-cell>
          <table:table-cell table:formula="of:=IF(ISBLANK([.K6]);&quot;&quot;;IF([.K6] = &quot;x&quot;;&quot;✗&quot;;&quot;✓&quot;))">
            <text:p/>
          </table:table-cell>
          <table:table-cell table:formula="of:=IF(ISBLANK([.L6]);&quot;&quot;;IF([.L6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IF(ISBLANK([.D7]);&quot;&quot;;IF([.D7] = &quot;x&quot;;&quot;✗&quot;;&quot;✓&quot;))" office:value-type="string" office:string-value="✓" calcext:value-type="string">
            <text:p>✓</text:p>
          </table:table-cell>
          <table:table-cell table:formula="of:=IF(ISBLANK([.E7]);&quot;&quot;;IF([.E7] = &quot;x&quot;;&quot;✗&quot;;&quot;✓&quot;))">
            <text:p/>
          </table:table-cell>
          <table:table-cell table:formula="of:=IF(ISBLANK([.F7]);&quot;&quot;;IF([.F7] = &quot;x&quot;;&quot;✗&quot;;&quot;✓&quot;))">
            <text:p/>
          </table:table-cell>
          <table:table-cell table:formula="of:=IF(ISBLANK([.G7]);&quot;&quot;;IF([.G7] = &quot;x&quot;;&quot;✗&quot;;&quot;✓&quot;))">
            <text:p/>
          </table:table-cell>
          <table:table-cell table:formula="of:=IF(ISBLANK([.H7]);&quot;&quot;;IF([.H7] = &quot;x&quot;;&quot;✗&quot;;&quot;✓&quot;))">
            <text:p/>
          </table:table-cell>
          <table:table-cell table:formula="of:=IF(ISBLANK([.I7]);&quot;&quot;;IF([.I7] = &quot;x&quot;;&quot;✗&quot;;&quot;✓&quot;))">
            <text:p/>
          </table:table-cell>
          <table:table-cell table:formula="of:=IF(ISBLANK([.J7]);&quot;&quot;;IF([.J7] = &quot;x&quot;;&quot;✗&quot;;&quot;✓&quot;))">
            <text:p/>
          </table:table-cell>
          <table:table-cell table:formula="of:=IF(ISBLANK([.K7]);&quot;&quot;;IF([.K7] = &quot;x&quot;;&quot;✗&quot;;&quot;✓&quot;))">
            <text:p/>
          </table:table-cell>
          <table:table-cell table:formula="of:=IF(ISBLANK([.L7]);&quot;&quot;;IF([.L7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IF(ISBLANK([.D8]);&quot;&quot;;IF([.D8] = &quot;x&quot;;&quot;✗&quot;;&quot;✓&quot;))">
            <text:p/>
          </table:table-cell>
          <table:table-cell table:formula="of:=IF(ISBLANK([.E8]);&quot;&quot;;IF([.E8] = &quot;x&quot;;&quot;✗&quot;;&quot;✓&quot;))">
            <text:p/>
          </table:table-cell>
          <table:table-cell table:formula="of:=IF(ISBLANK([.F8]);&quot;&quot;;IF([.F8] = &quot;x&quot;;&quot;✗&quot;;&quot;✓&quot;))">
            <text:p/>
          </table:table-cell>
          <table:table-cell table:formula="of:=IF(ISBLANK([.G8]);&quot;&quot;;IF([.G8] = &quot;x&quot;;&quot;✗&quot;;&quot;✓&quot;))">
            <text:p/>
          </table:table-cell>
          <table:table-cell table:formula="of:=IF(ISBLANK([.H8]);&quot;&quot;;IF([.H8] = &quot;x&quot;;&quot;✗&quot;;&quot;✓&quot;))">
            <text:p/>
          </table:table-cell>
          <table:table-cell table:formula="of:=IF(ISBLANK([.I8]);&quot;&quot;;IF([.I8] = &quot;x&quot;;&quot;✗&quot;;&quot;✓&quot;))">
            <text:p/>
          </table:table-cell>
          <table:table-cell table:formula="of:=IF(ISBLANK([.J8]);&quot;&quot;;IF([.J8] = &quot;x&quot;;&quot;✗&quot;;&quot;✓&quot;))">
            <text:p/>
          </table:table-cell>
          <table:table-cell table:formula="of:=IF(ISBLANK([.K8]);&quot;&quot;;IF([.K8] = &quot;x&quot;;&quot;✗&quot;;&quot;✓&quot;))">
            <text:p/>
          </table:table-cell>
          <table:table-cell table:formula="of:=IF(ISBLANK([.L8]);&quot;&quot;;IF([.L8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IF(ISBLANK([.D9]);&quot;&quot;;IF([.D9] = &quot;x&quot;;&quot;✗&quot;;&quot;✓&quot;))">
            <text:p/>
          </table:table-cell>
          <table:table-cell table:formula="of:=IF(ISBLANK([.E9]);&quot;&quot;;IF([.E9] = &quot;x&quot;;&quot;✗&quot;;&quot;✓&quot;))" office:value-type="string" office:string-value="✗" calcext:value-type="string">
            <text:p>✗</text:p>
          </table:table-cell>
          <table:table-cell table:formula="of:=IF(ISBLANK([.F9]);&quot;&quot;;IF([.F9] = &quot;x&quot;;&quot;✗&quot;;&quot;✓&quot;))">
            <text:p/>
          </table:table-cell>
          <table:table-cell table:formula="of:=IF(ISBLANK([.G9]);&quot;&quot;;IF([.G9] = &quot;x&quot;;&quot;✗&quot;;&quot;✓&quot;))">
            <text:p/>
          </table:table-cell>
          <table:table-cell table:formula="of:=IF(ISBLANK([.H9]);&quot;&quot;;IF([.H9] = &quot;x&quot;;&quot;✗&quot;;&quot;✓&quot;))">
            <text:p/>
          </table:table-cell>
          <table:table-cell table:formula="of:=IF(ISBLANK([.I9]);&quot;&quot;;IF([.I9] = &quot;x&quot;;&quot;✗&quot;;&quot;✓&quot;))">
            <text:p/>
          </table:table-cell>
          <table:table-cell table:formula="of:=IF(ISBLANK([.J9]);&quot;&quot;;IF([.J9] = &quot;x&quot;;&quot;✗&quot;;&quot;✓&quot;))">
            <text:p/>
          </table:table-cell>
          <table:table-cell table:formula="of:=IF(ISBLANK([.K9]);&quot;&quot;;IF([.K9] = &quot;x&quot;;&quot;✗&quot;;&quot;✓&quot;))">
            <text:p/>
          </table:table-cell>
          <table:table-cell table:formula="of:=IF(ISBLANK([.L9]);&quot;&quot;;IF([.L9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IF(ISBLANK([.D10]);&quot;&quot;;IF([.D10] = &quot;x&quot;;&quot;✗&quot;;&quot;✓&quot;))">
            <text:p/>
          </table:table-cell>
          <table:table-cell table:formula="of:=IF(ISBLANK([.E10]);&quot;&quot;;IF([.E10] = &quot;x&quot;;&quot;✗&quot;;&quot;✓&quot;))">
            <text:p/>
          </table:table-cell>
          <table:table-cell table:formula="of:=IF(ISBLANK([.F10]);&quot;&quot;;IF([.F10] = &quot;x&quot;;&quot;✗&quot;;&quot;✓&quot;))">
            <text:p/>
          </table:table-cell>
          <table:table-cell table:formula="of:=IF(ISBLANK([.G10]);&quot;&quot;;IF([.G10] = &quot;x&quot;;&quot;✗&quot;;&quot;✓&quot;))" office:value-type="string" office:string-value="✓" calcext:value-type="string">
            <text:p>✓</text:p>
          </table:table-cell>
          <table:table-cell table:formula="of:=IF(ISBLANK([.H10]);&quot;&quot;;IF([.H10] = &quot;x&quot;;&quot;✗&quot;;&quot;✓&quot;))">
            <text:p/>
          </table:table-cell>
          <table:table-cell table:formula="of:=IF(ISBLANK([.I10]);&quot;&quot;;IF([.I10] = &quot;x&quot;;&quot;✗&quot;;&quot;✓&quot;))">
            <text:p/>
          </table:table-cell>
          <table:table-cell table:formula="of:=IF(ISBLANK([.J10]);&quot;&quot;;IF([.J10] = &quot;x&quot;;&quot;✗&quot;;&quot;✓&quot;))">
            <text:p/>
          </table:table-cell>
          <table:table-cell table:formula="of:=IF(ISBLANK([.K10]);&quot;&quot;;IF([.K10] = &quot;x&quot;;&quot;✗&quot;;&quot;✓&quot;))">
            <text:p/>
          </table:table-cell>
          <table:table-cell table:formula="of:=IF(ISBLANK([.L10]);&quot;&quot;;IF([.L10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IF(ISBLANK([.D11]);&quot;&quot;;IF([.D11] = &quot;x&quot;;&quot;✗&quot;;&quot;✓&quot;))">
            <text:p/>
          </table:table-cell>
          <table:table-cell table:formula="of:=IF(ISBLANK([.E11]);&quot;&quot;;IF([.E11] = &quot;x&quot;;&quot;✗&quot;;&quot;✓&quot;))">
            <text:p/>
          </table:table-cell>
          <table:table-cell table:formula="of:=IF(ISBLANK([.F11]);&quot;&quot;;IF([.F11] = &quot;x&quot;;&quot;✗&quot;;&quot;✓&quot;))">
            <text:p/>
          </table:table-cell>
          <table:table-cell table:formula="of:=IF(ISBLANK([.G11]);&quot;&quot;;IF([.G11] = &quot;x&quot;;&quot;✗&quot;;&quot;✓&quot;))">
            <text:p/>
          </table:table-cell>
          <table:table-cell table:formula="of:=IF(ISBLANK([.H11]);&quot;&quot;;IF([.H11] = &quot;x&quot;;&quot;✗&quot;;&quot;✓&quot;))">
            <text:p/>
          </table:table-cell>
          <table:table-cell table:formula="of:=IF(ISBLANK([.I11]);&quot;&quot;;IF([.I11] = &quot;x&quot;;&quot;✗&quot;;&quot;✓&quot;))">
            <text:p/>
          </table:table-cell>
          <table:table-cell table:formula="of:=IF(ISBLANK([.J11]);&quot;&quot;;IF([.J11] = &quot;x&quot;;&quot;✗&quot;;&quot;✓&quot;))">
            <text:p/>
          </table:table-cell>
          <table:table-cell table:formula="of:=IF(ISBLANK([.K11]);&quot;&quot;;IF([.K11] = &quot;x&quot;;&quot;✗&quot;;&quot;✓&quot;))">
            <text:p/>
          </table:table-cell>
          <table:table-cell table:formula="of:=IF(ISBLANK([.L11]);&quot;&quot;;IF([.L11] = &quot;x&quot;;&quot;✗&quot;;&quot;✓&quot;))">
            <text:p/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IF(ISBLANK([.D12]);&quot;&quot;;IF([.D12] = &quot;x&quot;;&quot;✗&quot;;&quot;✓&quot;))" office:value-type="string" office:string-value="✓" calcext:value-type="string">
            <text:p>✓</text:p>
          </table:table-cell>
          <table:table-cell table:formula="of:=IF(ISBLANK([.E12]);&quot;&quot;;IF([.E12] = &quot;x&quot;;&quot;✗&quot;;&quot;✓&quot;))">
            <text:p/>
          </table:table-cell>
          <table:table-cell table:formula="of:=IF(ISBLANK([.F12]);&quot;&quot;;IF([.F12] = &quot;x&quot;;&quot;✗&quot;;&quot;✓&quot;))">
            <text:p/>
          </table:table-cell>
          <table:table-cell table:formula="of:=IF(ISBLANK([.G12]);&quot;&quot;;IF([.G12] = &quot;x&quot;;&quot;✗&quot;;&quot;✓&quot;))">
            <text:p/>
          </table:table-cell>
          <table:table-cell table:formula="of:=IF(ISBLANK([.H12]);&quot;&quot;;IF([.H12] = &quot;x&quot;;&quot;✗&quot;;&quot;✓&quot;))">
            <text:p/>
          </table:table-cell>
          <table:table-cell table:formula="of:=IF(ISBLANK([.I12]);&quot;&quot;;IF([.I12] = &quot;x&quot;;&quot;✗&quot;;&quot;✓&quot;))">
            <text:p/>
          </table:table-cell>
          <table:table-cell table:formula="of:=IF(ISBLANK([.J12]);&quot;&quot;;IF([.J12] = &quot;x&quot;;&quot;✗&quot;;&quot;✓&quot;))">
            <text:p/>
          </table:table-cell>
          <table:table-cell table:formula="of:=IF(ISBLANK([.K12]);&quot;&quot;;IF([.K12] = &quot;x&quot;;&quot;✗&quot;;&quot;✓&quot;))">
            <text:p/>
          </table:table-cell>
          <table:table-cell table:formula="of:=IF(ISBLANK([.L12]);&quot;&quot;;IF([.L12] = &quot;x&quot;;&quot;✗&quot;;&quot;✓&quot;))">
            <text:p/>
          </table:table-cell>
        </table:table-row>
        <table:table-row table:style-name="ro1">
          <table:table-cell office:value-type="string" calcext:value-type="string">
            <text:p>Manual</text:p>
          </table:table-cell>
          <table:table-cell office:value-type="string" calcext:value-type="string">
            <text:p>bindings</text:p>
          </table:table-cell>
          <table:table-cell table:formula="of:=IF(ISBLANK([.D13]);&quot;&quot;;IF([.D13] = &quot;x&quot;;&quot;✗&quot;;&quot;✓&quot;))">
            <text:p/>
          </table:table-cell>
          <table:table-cell table:formula="of:=IF(ISBLANK([.E13]);&quot;&quot;;IF([.E13] = &quot;x&quot;;&quot;✗&quot;;&quot;✓&quot;))" office:value-type="string" office:string-value="✗" calcext:value-type="string">
            <text:p>✗</text:p>
          </table:table-cell>
          <table:table-cell table:formula="of:=IF(ISBLANK([.F13]);&quot;&quot;;IF([.F13] = &quot;x&quot;;&quot;✗&quot;;&quot;✓&quot;))">
            <text:p/>
          </table:table-cell>
          <table:table-cell table:formula="of:=IF(ISBLANK([.G13]);&quot;&quot;;IF([.G13] = &quot;x&quot;;&quot;✗&quot;;&quot;✓&quot;))" office:value-type="string" office:string-value="✓" calcext:value-type="string">
            <text:p>✓</text:p>
          </table:table-cell>
          <table:table-cell table:formula="of:=IF(ISBLANK([.H13]);&quot;&quot;;IF([.H13] = &quot;x&quot;;&quot;✗&quot;;&quot;✓&quot;))">
            <text:p/>
          </table:table-cell>
          <table:table-cell table:formula="of:=IF(ISBLANK([.I13]);&quot;&quot;;IF([.I13] = &quot;x&quot;;&quot;✗&quot;;&quot;✓&quot;))">
            <text:p/>
          </table:table-cell>
          <table:table-cell table:formula="of:=IF(ISBLANK([.J13]);&quot;&quot;;IF([.J13] = &quot;x&quot;;&quot;✗&quot;;&quot;✓&quot;))">
            <text:p/>
          </table:table-cell>
          <table:table-cell table:formula="of:=IF(ISBLANK([.K13]);&quot;&quot;;IF([.K13] = &quot;x&quot;;&quot;✗&quot;;&quot;✓&quot;))">
            <text:p/>
          </table:table-cell>
          <table:table-cell table:formula="of:=IF(ISBLANK([.L13]);&quot;&quot;;IF([.L13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multiline-decl</text:p>
          </table:table-cell>
          <table:table-cell table:formula="of:=IF(ISBLANK([.D14]);&quot;&quot;;IF([.D14] = &quot;x&quot;;&quot;✗&quot;;&quot;✓&quot;))" office:value-type="string" office:string-value="✗" calcext:value-type="string">
            <text:p>✗</text:p>
          </table:table-cell>
          <table:table-cell table:formula="of:=IF(ISBLANK([.E14]);&quot;&quot;;IF([.E14] = &quot;x&quot;;&quot;✗&quot;;&quot;✓&quot;))">
            <text:p/>
          </table:table-cell>
          <table:table-cell table:formula="of:=IF(ISBLANK([.F14]);&quot;&quot;;IF([.F14] = &quot;x&quot;;&quot;✗&quot;;&quot;✓&quot;))">
            <text:p/>
          </table:table-cell>
          <table:table-cell table:formula="of:=IF(ISBLANK([.G14]);&quot;&quot;;IF([.G14] = &quot;x&quot;;&quot;✗&quot;;&quot;✓&quot;))">
            <text:p/>
          </table:table-cell>
          <table:table-cell table:formula="of:=IF(ISBLANK([.H14]);&quot;&quot;;IF([.H14] = &quot;x&quot;;&quot;✗&quot;;&quot;✓&quot;))">
            <text:p/>
          </table:table-cell>
          <table:table-cell table:formula="of:=IF(ISBLANK([.I14]);&quot;&quot;;IF([.I14] = &quot;x&quot;;&quot;✗&quot;;&quot;✓&quot;))">
            <text:p/>
          </table:table-cell>
          <table:table-cell table:formula="of:=IF(ISBLANK([.J14]);&quot;&quot;;IF([.J14] = &quot;x&quot;;&quot;✗&quot;;&quot;✓&quot;))">
            <text:p/>
          </table:table-cell>
          <table:table-cell table:formula="of:=IF(ISBLANK([.K14]);&quot;&quot;;IF([.K14] = &quot;x&quot;;&quot;✗&quot;;&quot;✓&quot;))">
            <text:p/>
          </table:table-cell>
          <table:table-cell table:formula="of:=IF(ISBLANK([.L14]);&quot;&quot;;IF([.L14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table:formula="of:=IF(ISBLANK([.D15]);&quot;&quot;;IF([.D15] = &quot;x&quot;;&quot;✗&quot;;&quot;✓&quot;))" office:value-type="string" office:string-value="✗" calcext:value-type="string">
            <text:p>✗</text:p>
          </table:table-cell>
          <table:table-cell table:formula="of:=IF(ISBLANK([.E15]);&quot;&quot;;IF([.E15] = &quot;x&quot;;&quot;✗&quot;;&quot;✓&quot;))">
            <text:p/>
          </table:table-cell>
          <table:table-cell table:formula="of:=IF(ISBLANK([.F15]);&quot;&quot;;IF([.F15] = &quot;x&quot;;&quot;✗&quot;;&quot;✓&quot;))">
            <text:p/>
          </table:table-cell>
          <table:table-cell table:formula="of:=IF(ISBLANK([.G15]);&quot;&quot;;IF([.G15] = &quot;x&quot;;&quot;✗&quot;;&quot;✓&quot;))">
            <text:p/>
          </table:table-cell>
          <table:table-cell table:formula="of:=IF(ISBLANK([.H15]);&quot;&quot;;IF([.H15] = &quot;x&quot;;&quot;✗&quot;;&quot;✓&quot;))">
            <text:p/>
          </table:table-cell>
          <table:table-cell table:formula="of:=IF(ISBLANK([.I15]);&quot;&quot;;IF([.I15] = &quot;x&quot;;&quot;✗&quot;;&quot;✓&quot;))">
            <text:p/>
          </table:table-cell>
          <table:table-cell table:formula="of:=IF(ISBLANK([.J15]);&quot;&quot;;IF([.J15] = &quot;x&quot;;&quot;✗&quot;;&quot;✓&quot;))">
            <text:p/>
          </table:table-cell>
          <table:table-cell table:formula="of:=IF(ISBLANK([.K15]);&quot;&quot;;IF([.K15] = &quot;x&quot;;&quot;✗&quot;;&quot;✓&quot;))">
            <text:p/>
          </table:table-cell>
          <table:table-cell table:formula="of:=IF(ISBLANK([.L15]);&quot;&quot;;IF([.L15] = &quot;x&quot;;&quot;✗&quot;;&quot;✓&quot;))">
            <text:p/>
          </table:table-cell>
        </table:table-row>
        <table:table-row table:style-name="ro1">
          <table:table-cell office:value-type="string" calcext:value-type="string">
            <text:p>SunSpider</text:p>
          </table:table-cell>
          <table:table-cell office:value-type="string" calcext:value-type="string">
            <text:p>3d-cube</text:p>
          </table:table-cell>
          <table:table-cell table:formula="of:=IF(ISBLANK([.D16]);&quot;&quot;;IF([.D16] = &quot;x&quot;;&quot;✗&quot;;&quot;✓&quot;))" office:value-type="string" office:string-value="✓" calcext:value-type="string">
            <text:p>✓</text:p>
          </table:table-cell>
          <table:table-cell table:formula="of:=IF(ISBLANK([.E16]);&quot;&quot;;IF([.E16] = &quot;x&quot;;&quot;✗&quot;;&quot;✓&quot;))" office:value-type="string" office:string-value="✓" calcext:value-type="string">
            <text:p>✓</text:p>
          </table:table-cell>
          <table:table-cell table:formula="of:=IF(ISBLANK([.F16]);&quot;&quot;;IF([.F16] = &quot;x&quot;;&quot;✗&quot;;&quot;✓&quot;))">
            <text:p/>
          </table:table-cell>
          <table:table-cell table:formula="of:=IF(ISBLANK([.G16]);&quot;&quot;;IF([.G16] = &quot;x&quot;;&quot;✗&quot;;&quot;✓&quot;))">
            <text:p/>
          </table:table-cell>
          <table:table-cell table:formula="of:=IF(ISBLANK([.H16]);&quot;&quot;;IF([.H16] = &quot;x&quot;;&quot;✗&quot;;&quot;✓&quot;))">
            <text:p/>
          </table:table-cell>
          <table:table-cell table:formula="of:=IF(ISBLANK([.I16]);&quot;&quot;;IF([.I16] = &quot;x&quot;;&quot;✗&quot;;&quot;✓&quot;))">
            <text:p/>
          </table:table-cell>
          <table:table-cell table:formula="of:=IF(ISBLANK([.J16]);&quot;&quot;;IF([.J16] = &quot;x&quot;;&quot;✗&quot;;&quot;✓&quot;))" office:value-type="string" office:string-value="✓" calcext:value-type="string">
            <text:p>✓</text:p>
          </table:table-cell>
          <table:table-cell table:formula="of:=IF(ISBLANK([.K16]);&quot;&quot;;IF([.K16] = &quot;x&quot;;&quot;✗&quot;;&quot;✓&quot;))">
            <text:p/>
          </table:table-cell>
          <table:table-cell table:formula="of:=IF(ISBLANK([.L16]);&quot;&quot;;IF([.L16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3d-morph</text:p>
          </table:table-cell>
          <table:table-cell table:formula="of:=IF(ISBLANK([.D17]);&quot;&quot;;IF([.D17] = &quot;x&quot;;&quot;✗&quot;;&quot;✓&quot;))" office:value-type="string" office:string-value="✓" calcext:value-type="string">
            <text:p>✓</text:p>
          </table:table-cell>
          <table:table-cell table:formula="of:=IF(ISBLANK([.E17]);&quot;&quot;;IF([.E17] = &quot;x&quot;;&quot;✗&quot;;&quot;✓&quot;))" office:value-type="string" office:string-value="✓" calcext:value-type="string">
            <text:p>✓</text:p>
          </table:table-cell>
          <table:table-cell table:formula="of:=IF(ISBLANK([.F17]);&quot;&quot;;IF([.F17] = &quot;x&quot;;&quot;✗&quot;;&quot;✓&quot;))">
            <text:p/>
          </table:table-cell>
          <table:table-cell table:formula="of:=IF(ISBLANK([.G17]);&quot;&quot;;IF([.G17] = &quot;x&quot;;&quot;✗&quot;;&quot;✓&quot;))" office:value-type="string" office:string-value="✗" calcext:value-type="string">
            <text:p>✗</text:p>
          </table:table-cell>
          <table:table-cell table:formula="of:=IF(ISBLANK([.H17]);&quot;&quot;;IF([.H17] = &quot;x&quot;;&quot;✗&quot;;&quot;✓&quot;))">
            <text:p/>
          </table:table-cell>
          <table:table-cell table:formula="of:=IF(ISBLANK([.I17]);&quot;&quot;;IF([.I17] = &quot;x&quot;;&quot;✗&quot;;&quot;✓&quot;))">
            <text:p/>
          </table:table-cell>
          <table:table-cell table:formula="of:=IF(ISBLANK([.J17]);&quot;&quot;;IF([.J17] = &quot;x&quot;;&quot;✗&quot;;&quot;✓&quot;))">
            <text:p/>
          </table:table-cell>
          <table:table-cell table:formula="of:=IF(ISBLANK([.K17]);&quot;&quot;;IF([.K17] = &quot;x&quot;;&quot;✗&quot;;&quot;✓&quot;))">
            <text:p/>
          </table:table-cell>
          <table:table-cell table:formula="of:=IF(ISBLANK([.L17]);&quot;&quot;;IF([.L17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3d-raytrace</text:p>
          </table:table-cell>
          <table:table-cell table:formula="of:=IF(ISBLANK([.D18]);&quot;&quot;;IF([.D18] = &quot;x&quot;;&quot;✗&quot;;&quot;✓&quot;))" office:value-type="string" office:string-value="✓" calcext:value-type="string">
            <text:p>✓</text:p>
          </table:table-cell>
          <table:table-cell table:formula="of:=IF(ISBLANK([.E18]);&quot;&quot;;IF([.E18] = &quot;x&quot;;&quot;✗&quot;;&quot;✓&quot;))" office:value-type="string" office:string-value="✓" calcext:value-type="string">
            <text:p>✓</text:p>
          </table:table-cell>
          <table:table-cell table:formula="of:=IF(ISBLANK([.F18]);&quot;&quot;;IF([.F18] = &quot;x&quot;;&quot;✗&quot;;&quot;✓&quot;))">
            <text:p/>
          </table:table-cell>
          <table:table-cell table:formula="of:=IF(ISBLANK([.G18]);&quot;&quot;;IF([.G18] = &quot;x&quot;;&quot;✗&quot;;&quot;✓&quot;))" office:value-type="string" office:string-value="✗" calcext:value-type="string">
            <text:p>✗</text:p>
          </table:table-cell>
          <table:table-cell table:formula="of:=IF(ISBLANK([.H18]);&quot;&quot;;IF([.H18] = &quot;x&quot;;&quot;✗&quot;;&quot;✓&quot;))" office:value-type="string" office:string-value="✗" calcext:value-type="string">
            <text:p>✗</text:p>
          </table:table-cell>
          <table:table-cell table:formula="of:=IF(ISBLANK([.I18]);&quot;&quot;;IF([.I18] = &quot;x&quot;;&quot;✗&quot;;&quot;✓&quot;))" office:value-type="string" office:string-value="✓" calcext:value-type="string">
            <text:p>✓</text:p>
          </table:table-cell>
          <table:table-cell table:formula="of:=IF(ISBLANK([.J18]);&quot;&quot;;IF([.J18] = &quot;x&quot;;&quot;✗&quot;;&quot;✓&quot;))">
            <text:p/>
          </table:table-cell>
          <table:table-cell table:formula="of:=IF(ISBLANK([.K18]);&quot;&quot;;IF([.K18] = &quot;x&quot;;&quot;✗&quot;;&quot;✓&quot;))">
            <text:p/>
          </table:table-cell>
          <table:table-cell table:formula="of:=IF(ISBLANK([.L18]);&quot;&quot;;IF([.L18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access-binary-trees</text:p>
          </table:table-cell>
          <table:table-cell table:formula="of:=IF(ISBLANK([.D19]);&quot;&quot;;IF([.D19] = &quot;x&quot;;&quot;✗&quot;;&quot;✓&quot;))" office:value-type="string" office:string-value="✗" calcext:value-type="string">
            <text:p>✗</text:p>
          </table:table-cell>
          <table:table-cell table:formula="of:=IF(ISBLANK([.E19]);&quot;&quot;;IF([.E19] = &quot;x&quot;;&quot;✗&quot;;&quot;✓&quot;))">
            <text:p/>
          </table:table-cell>
          <table:table-cell table:formula="of:=IF(ISBLANK([.F19]);&quot;&quot;;IF([.F19] = &quot;x&quot;;&quot;✗&quot;;&quot;✓&quot;))">
            <text:p/>
          </table:table-cell>
          <table:table-cell table:formula="of:=IF(ISBLANK([.G19]);&quot;&quot;;IF([.G19] = &quot;x&quot;;&quot;✗&quot;;&quot;✓&quot;))" office:value-type="string" office:string-value="✗" calcext:value-type="string">
            <text:p>✗</text:p>
          </table:table-cell>
          <table:table-cell table:formula="of:=IF(ISBLANK([.H19]);&quot;&quot;;IF([.H19] = &quot;x&quot;;&quot;✗&quot;;&quot;✓&quot;))">
            <text:p/>
          </table:table-cell>
          <table:table-cell table:formula="of:=IF(ISBLANK([.I19]);&quot;&quot;;IF([.I19] = &quot;x&quot;;&quot;✗&quot;;&quot;✓&quot;))" office:value-type="string" office:string-value="✓" calcext:value-type="string">
            <text:p>✓</text:p>
          </table:table-cell>
          <table:table-cell table:formula="of:=IF(ISBLANK([.J19]);&quot;&quot;;IF([.J19] = &quot;x&quot;;&quot;✗&quot;;&quot;✓&quot;))">
            <text:p/>
          </table:table-cell>
          <table:table-cell table:formula="of:=IF(ISBLANK([.K19]);&quot;&quot;;IF([.K19] = &quot;x&quot;;&quot;✗&quot;;&quot;✓&quot;))">
            <text:p/>
          </table:table-cell>
          <table:table-cell table:formula="of:=IF(ISBLANK([.L19]);&quot;&quot;;IF([.L19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access-fannkuch</text:p>
          </table:table-cell>
          <table:table-cell table:formula="of:=IF(ISBLANK([.D20]);&quot;&quot;;IF([.D20] = &quot;x&quot;;&quot;✗&quot;;&quot;✓&quot;))" office:value-type="string" office:string-value="✓" calcext:value-type="string">
            <text:p>✓</text:p>
          </table:table-cell>
          <table:table-cell table:formula="of:=IF(ISBLANK([.E20]);&quot;&quot;;IF([.E20] = &quot;x&quot;;&quot;✗&quot;;&quot;✓&quot;))" office:value-type="string" office:string-value="✓" calcext:value-type="string">
            <text:p>✓</text:p>
          </table:table-cell>
          <table:table-cell table:formula="of:=IF(ISBLANK([.F20]);&quot;&quot;;IF([.F20] = &quot;x&quot;;&quot;✗&quot;;&quot;✓&quot;))">
            <text:p/>
          </table:table-cell>
          <table:table-cell table:formula="of:=IF(ISBLANK([.G20]);&quot;&quot;;IF([.G20] = &quot;x&quot;;&quot;✗&quot;;&quot;✓&quot;))" office:value-type="string" office:string-value="✗" calcext:value-type="string">
            <text:p>✗</text:p>
          </table:table-cell>
          <table:table-cell table:formula="of:=IF(ISBLANK([.H20]);&quot;&quot;;IF([.H20] = &quot;x&quot;;&quot;✗&quot;;&quot;✓&quot;))">
            <text:p/>
          </table:table-cell>
          <table:table-cell table:formula="of:=IF(ISBLANK([.I20]);&quot;&quot;;IF([.I20] = &quot;x&quot;;&quot;✗&quot;;&quot;✓&quot;))">
            <text:p/>
          </table:table-cell>
          <table:table-cell table:formula="of:=IF(ISBLANK([.J20]);&quot;&quot;;IF([.J20] = &quot;x&quot;;&quot;✗&quot;;&quot;✓&quot;))">
            <text:p/>
          </table:table-cell>
          <table:table-cell table:formula="of:=IF(ISBLANK([.K20]);&quot;&quot;;IF([.K20] = &quot;x&quot;;&quot;✗&quot;;&quot;✓&quot;))">
            <text:p/>
          </table:table-cell>
          <table:table-cell table:formula="of:=IF(ISBLANK([.L20]);&quot;&quot;;IF([.L20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access-nbody</text:p>
          </table:table-cell>
          <table:table-cell table:formula="of:=IF(ISBLANK([.D21]);&quot;&quot;;IF([.D21] = &quot;x&quot;;&quot;✗&quot;;&quot;✓&quot;))" office:value-type="string" office:string-value="✓" calcext:value-type="string">
            <text:p>✓</text:p>
          </table:table-cell>
          <table:table-cell table:formula="of:=IF(ISBLANK([.E21]);&quot;&quot;;IF([.E21] = &quot;x&quot;;&quot;✗&quot;;&quot;✓&quot;))" office:value-type="string" office:string-value="✓" calcext:value-type="string">
            <text:p>✓</text:p>
          </table:table-cell>
          <table:table-cell table:formula="of:=IF(ISBLANK([.F21]);&quot;&quot;;IF([.F21] = &quot;x&quot;;&quot;✗&quot;;&quot;✓&quot;))" office:value-type="string" office:string-value="✗" calcext:value-type="string">
            <text:p>✗</text:p>
          </table:table-cell>
          <table:table-cell table:formula="of:=IF(ISBLANK([.G21]);&quot;&quot;;IF([.G21] = &quot;x&quot;;&quot;✗&quot;;&quot;✓&quot;))" office:value-type="string" office:string-value="✗" calcext:value-type="string">
            <text:p>✗</text:p>
          </table:table-cell>
          <table:table-cell table:formula="of:=IF(ISBLANK([.H21]);&quot;&quot;;IF([.H21] = &quot;x&quot;;&quot;✗&quot;;&quot;✓&quot;))">
            <text:p/>
          </table:table-cell>
          <table:table-cell table:formula="of:=IF(ISBLANK([.I21]);&quot;&quot;;IF([.I21] = &quot;x&quot;;&quot;✗&quot;;&quot;✓&quot;))" office:value-type="string" office:string-value="✓" calcext:value-type="string">
            <text:p>✓</text:p>
          </table:table-cell>
          <table:table-cell table:formula="of:=IF(ISBLANK([.J21]);&quot;&quot;;IF([.J21] = &quot;x&quot;;&quot;✗&quot;;&quot;✓&quot;))">
            <text:p/>
          </table:table-cell>
          <table:table-cell table:formula="of:=IF(ISBLANK([.K21]);&quot;&quot;;IF([.K21] = &quot;x&quot;;&quot;✗&quot;;&quot;✓&quot;))">
            <text:p/>
          </table:table-cell>
          <table:table-cell table:formula="of:=IF(ISBLANK([.L21]);&quot;&quot;;IF([.L21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access-nsieve</text:p>
          </table:table-cell>
          <table:table-cell table:formula="of:=IF(ISBLANK([.D22]);&quot;&quot;;IF([.D22] = &quot;x&quot;;&quot;✗&quot;;&quot;✓&quot;))" office:value-type="string" office:string-value="✓" calcext:value-type="string">
            <text:p>✓</text:p>
          </table:table-cell>
          <table:table-cell table:formula="of:=IF(ISBLANK([.E22]);&quot;&quot;;IF([.E22] = &quot;x&quot;;&quot;✗&quot;;&quot;✓&quot;))" office:value-type="string" office:string-value="✗" calcext:value-type="string">
            <text:p>✗</text:p>
          </table:table-cell>
          <table:table-cell table:formula="of:=IF(ISBLANK([.F22]);&quot;&quot;;IF([.F22] = &quot;x&quot;;&quot;✗&quot;;&quot;✓&quot;))">
            <text:p/>
          </table:table-cell>
          <table:table-cell table:formula="of:=IF(ISBLANK([.G22]);&quot;&quot;;IF([.G22] = &quot;x&quot;;&quot;✗&quot;;&quot;✓&quot;))">
            <text:p/>
          </table:table-cell>
          <table:table-cell table:formula="of:=IF(ISBLANK([.H22]);&quot;&quot;;IF([.H22] = &quot;x&quot;;&quot;✗&quot;;&quot;✓&quot;))">
            <text:p/>
          </table:table-cell>
          <table:table-cell table:formula="of:=IF(ISBLANK([.I22]);&quot;&quot;;IF([.I22] = &quot;x&quot;;&quot;✗&quot;;&quot;✓&quot;))">
            <text:p/>
          </table:table-cell>
          <table:table-cell table:formula="of:=IF(ISBLANK([.J22]);&quot;&quot;;IF([.J22] = &quot;x&quot;;&quot;✗&quot;;&quot;✓&quot;))">
            <text:p/>
          </table:table-cell>
          <table:table-cell table:formula="of:=IF(ISBLANK([.K22]);&quot;&quot;;IF([.K22] = &quot;x&quot;;&quot;✗&quot;;&quot;✓&quot;))">
            <text:p/>
          </table:table-cell>
          <table:table-cell table:formula="of:=IF(ISBLANK([.L22]);&quot;&quot;;IF([.L22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bitops-3bit-bits-in-byte</text:p>
          </table:table-cell>
          <table:table-cell table:formula="of:=IF(ISBLANK([.D23]);&quot;&quot;;IF([.D23] = &quot;x&quot;;&quot;✗&quot;;&quot;✓&quot;))" office:value-type="string" office:string-value="✓" calcext:value-type="string">
            <text:p>✓</text:p>
          </table:table-cell>
          <table:table-cell table:formula="of:=IF(ISBLANK([.E23]);&quot;&quot;;IF([.E23] = &quot;x&quot;;&quot;✗&quot;;&quot;✓&quot;))" office:value-type="string" office:string-value="✗" calcext:value-type="string">
            <text:p>✗</text:p>
          </table:table-cell>
          <table:table-cell table:formula="of:=IF(ISBLANK([.F23]);&quot;&quot;;IF([.F23] = &quot;x&quot;;&quot;✗&quot;;&quot;✓&quot;))">
            <text:p/>
          </table:table-cell>
          <table:table-cell table:formula="of:=IF(ISBLANK([.G23]);&quot;&quot;;IF([.G23] = &quot;x&quot;;&quot;✗&quot;;&quot;✓&quot;))">
            <text:p/>
          </table:table-cell>
          <table:table-cell table:formula="of:=IF(ISBLANK([.H23]);&quot;&quot;;IF([.H23] = &quot;x&quot;;&quot;✗&quot;;&quot;✓&quot;))">
            <text:p/>
          </table:table-cell>
          <table:table-cell table:formula="of:=IF(ISBLANK([.I23]);&quot;&quot;;IF([.I23] = &quot;x&quot;;&quot;✗&quot;;&quot;✓&quot;))">
            <text:p/>
          </table:table-cell>
          <table:table-cell table:formula="of:=IF(ISBLANK([.J23]);&quot;&quot;;IF([.J23] = &quot;x&quot;;&quot;✗&quot;;&quot;✓&quot;))">
            <text:p/>
          </table:table-cell>
          <table:table-cell table:formula="of:=IF(ISBLANK([.K23]);&quot;&quot;;IF([.K23] = &quot;x&quot;;&quot;✗&quot;;&quot;✓&quot;))">
            <text:p/>
          </table:table-cell>
          <table:table-cell table:formula="of:=IF(ISBLANK([.L23]);&quot;&quot;;IF([.L23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bitops-bits-in-byte</text:p>
          </table:table-cell>
          <table:table-cell table:formula="of:=IF(ISBLANK([.D24]);&quot;&quot;;IF([.D24] = &quot;x&quot;;&quot;✗&quot;;&quot;✓&quot;))" office:value-type="string" office:string-value="✓" calcext:value-type="string">
            <text:p>✓</text:p>
          </table:table-cell>
          <table:table-cell table:formula="of:=IF(ISBLANK([.E24]);&quot;&quot;;IF([.E24] = &quot;x&quot;;&quot;✗&quot;;&quot;✓&quot;))" office:value-type="string" office:string-value="✗" calcext:value-type="string">
            <text:p>✗</text:p>
          </table:table-cell>
          <table:table-cell table:formula="of:=IF(ISBLANK([.F24]);&quot;&quot;;IF([.F24] = &quot;x&quot;;&quot;✗&quot;;&quot;✓&quot;))">
            <text:p/>
          </table:table-cell>
          <table:table-cell table:formula="of:=IF(ISBLANK([.G24]);&quot;&quot;;IF([.G24] = &quot;x&quot;;&quot;✗&quot;;&quot;✓&quot;))">
            <text:p/>
          </table:table-cell>
          <table:table-cell table:formula="of:=IF(ISBLANK([.H24]);&quot;&quot;;IF([.H24] = &quot;x&quot;;&quot;✗&quot;;&quot;✓&quot;))">
            <text:p/>
          </table:table-cell>
          <table:table-cell table:formula="of:=IF(ISBLANK([.I24]);&quot;&quot;;IF([.I24] = &quot;x&quot;;&quot;✗&quot;;&quot;✓&quot;))" office:value-type="string" office:string-value="✓" calcext:value-type="string">
            <text:p>✓</text:p>
          </table:table-cell>
          <table:table-cell table:formula="of:=IF(ISBLANK([.J24]);&quot;&quot;;IF([.J24] = &quot;x&quot;;&quot;✗&quot;;&quot;✓&quot;))">
            <text:p/>
          </table:table-cell>
          <table:table-cell table:formula="of:=IF(ISBLANK([.K24]);&quot;&quot;;IF([.K24] = &quot;x&quot;;&quot;✗&quot;;&quot;✓&quot;))">
            <text:p/>
          </table:table-cell>
          <table:table-cell table:formula="of:=IF(ISBLANK([.L24]);&quot;&quot;;IF([.L24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bitops-bitwise-and</text:p>
          </table:table-cell>
          <table:table-cell table:formula="of:=IF(ISBLANK([.D25]);&quot;&quot;;IF([.D25] = &quot;x&quot;;&quot;✗&quot;;&quot;✓&quot;))" office:value-type="string" office:string-value="✓" calcext:value-type="string">
            <text:p>✓</text:p>
          </table:table-cell>
          <table:table-cell table:formula="of:=IF(ISBLANK([.E25]);&quot;&quot;;IF([.E25] = &quot;x&quot;;&quot;✗&quot;;&quot;✓&quot;))">
            <text:p/>
          </table:table-cell>
          <table:table-cell table:formula="of:=IF(ISBLANK([.F25]);&quot;&quot;;IF([.F25] = &quot;x&quot;;&quot;✗&quot;;&quot;✓&quot;))">
            <text:p/>
          </table:table-cell>
          <table:table-cell table:formula="of:=IF(ISBLANK([.G25]);&quot;&quot;;IF([.G25] = &quot;x&quot;;&quot;✗&quot;;&quot;✓&quot;))">
            <text:p/>
          </table:table-cell>
          <table:table-cell table:formula="of:=IF(ISBLANK([.H25]);&quot;&quot;;IF([.H25] = &quot;x&quot;;&quot;✗&quot;;&quot;✓&quot;))">
            <text:p/>
          </table:table-cell>
          <table:table-cell table:formula="of:=IF(ISBLANK([.I25]);&quot;&quot;;IF([.I25] = &quot;x&quot;;&quot;✗&quot;;&quot;✓&quot;))">
            <text:p/>
          </table:table-cell>
          <table:table-cell table:formula="of:=IF(ISBLANK([.J25]);&quot;&quot;;IF([.J25] = &quot;x&quot;;&quot;✗&quot;;&quot;✓&quot;))">
            <text:p/>
          </table:table-cell>
          <table:table-cell table:formula="of:=IF(ISBLANK([.K25]);&quot;&quot;;IF([.K25] = &quot;x&quot;;&quot;✗&quot;;&quot;✓&quot;))" office:value-type="string" office:string-value="✗" calcext:value-type="string">
            <text:p>✗</text:p>
          </table:table-cell>
          <table:table-cell table:formula="of:=IF(ISBLANK([.L25]);&quot;&quot;;IF([.L25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bitops-nsieve-bits</text:p>
          </table:table-cell>
          <table:table-cell table:formula="of:=IF(ISBLANK([.D26]);&quot;&quot;;IF([.D26] = &quot;x&quot;;&quot;✗&quot;;&quot;✓&quot;))" office:value-type="string" office:string-value="✓" calcext:value-type="string">
            <text:p>✓</text:p>
          </table:table-cell>
          <table:table-cell table:formula="of:=IF(ISBLANK([.E26]);&quot;&quot;;IF([.E26] = &quot;x&quot;;&quot;✗&quot;;&quot;✓&quot;))">
            <text:p/>
          </table:table-cell>
          <table:table-cell table:formula="of:=IF(ISBLANK([.F26]);&quot;&quot;;IF([.F26] = &quot;x&quot;;&quot;✗&quot;;&quot;✓&quot;))">
            <text:p/>
          </table:table-cell>
          <table:table-cell table:formula="of:=IF(ISBLANK([.G26]);&quot;&quot;;IF([.G26] = &quot;x&quot;;&quot;✗&quot;;&quot;✓&quot;))">
            <text:p/>
          </table:table-cell>
          <table:table-cell table:formula="of:=IF(ISBLANK([.H26]);&quot;&quot;;IF([.H26] = &quot;x&quot;;&quot;✗&quot;;&quot;✓&quot;))">
            <text:p/>
          </table:table-cell>
          <table:table-cell table:formula="of:=IF(ISBLANK([.I26]);&quot;&quot;;IF([.I26] = &quot;x&quot;;&quot;✗&quot;;&quot;✓&quot;))">
            <text:p/>
          </table:table-cell>
          <table:table-cell table:formula="of:=IF(ISBLANK([.J26]);&quot;&quot;;IF([.J26] = &quot;x&quot;;&quot;✗&quot;;&quot;✓&quot;))">
            <text:p/>
          </table:table-cell>
          <table:table-cell table:formula="of:=IF(ISBLANK([.K26]);&quot;&quot;;IF([.K26] = &quot;x&quot;;&quot;✗&quot;;&quot;✓&quot;))">
            <text:p/>
          </table:table-cell>
          <table:table-cell table:formula="of:=IF(ISBLANK([.L26]);&quot;&quot;;IF([.L26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controlflow-recursive</text:p>
          </table:table-cell>
          <table:table-cell table:formula="of:=IF(ISBLANK([.D27]);&quot;&quot;;IF([.D27] = &quot;x&quot;;&quot;✗&quot;;&quot;✓&quot;))" office:value-type="string" office:string-value="✓" calcext:value-type="string">
            <text:p>✓</text:p>
          </table:table-cell>
          <table:table-cell table:formula="of:=IF(ISBLANK([.E27]);&quot;&quot;;IF([.E27] = &quot;x&quot;;&quot;✗&quot;;&quot;✓&quot;))" office:value-type="string" office:string-value="✓" calcext:value-type="string">
            <text:p>✓</text:p>
          </table:table-cell>
          <table:table-cell table:formula="of:=IF(ISBLANK([.F27]);&quot;&quot;;IF([.F27] = &quot;x&quot;;&quot;✗&quot;;&quot;✓&quot;))">
            <text:p/>
          </table:table-cell>
          <table:table-cell table:formula="of:=IF(ISBLANK([.G27]);&quot;&quot;;IF([.G27] = &quot;x&quot;;&quot;✗&quot;;&quot;✓&quot;))">
            <text:p/>
          </table:table-cell>
          <table:table-cell table:formula="of:=IF(ISBLANK([.H27]);&quot;&quot;;IF([.H27] = &quot;x&quot;;&quot;✗&quot;;&quot;✓&quot;))">
            <text:p/>
          </table:table-cell>
          <table:table-cell table:formula="of:=IF(ISBLANK([.I27]);&quot;&quot;;IF([.I27] = &quot;x&quot;;&quot;✗&quot;;&quot;✓&quot;))">
            <text:p/>
          </table:table-cell>
          <table:table-cell table:formula="of:=IF(ISBLANK([.J27]);&quot;&quot;;IF([.J27] = &quot;x&quot;;&quot;✗&quot;;&quot;✓&quot;))">
            <text:p/>
          </table:table-cell>
          <table:table-cell table:formula="of:=IF(ISBLANK([.K27]);&quot;&quot;;IF([.K27] = &quot;x&quot;;&quot;✗&quot;;&quot;✓&quot;))">
            <text:p/>
          </table:table-cell>
          <table:table-cell table:formula="of:=IF(ISBLANK([.L27]);&quot;&quot;;IF([.L27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crypto-aes</text:p>
          </table:table-cell>
          <table:table-cell table:formula="of:=IF(ISBLANK([.D28]);&quot;&quot;;IF([.D28] = &quot;x&quot;;&quot;✗&quot;;&quot;✓&quot;))" office:value-type="string" office:string-value="✓" calcext:value-type="string">
            <text:p>✓</text:p>
          </table:table-cell>
          <table:table-cell table:formula="of:=IF(ISBLANK([.E28]);&quot;&quot;;IF([.E28] = &quot;x&quot;;&quot;✗&quot;;&quot;✓&quot;))" office:value-type="string" office:string-value="✓" calcext:value-type="string">
            <text:p>✓</text:p>
          </table:table-cell>
          <table:table-cell table:formula="of:=IF(ISBLANK([.F28]);&quot;&quot;;IF([.F28] = &quot;x&quot;;&quot;✗&quot;;&quot;✓&quot;))">
            <text:p/>
          </table:table-cell>
          <table:table-cell table:formula="of:=IF(ISBLANK([.G28]);&quot;&quot;;IF([.G28] = &quot;x&quot;;&quot;✗&quot;;&quot;✓&quot;))" office:value-type="string" office:string-value="✗" calcext:value-type="string">
            <text:p>✗</text:p>
          </table:table-cell>
          <table:table-cell table:formula="of:=IF(ISBLANK([.H28]);&quot;&quot;;IF([.H28] = &quot;x&quot;;&quot;✗&quot;;&quot;✓&quot;))">
            <text:p/>
          </table:table-cell>
          <table:table-cell table:formula="of:=IF(ISBLANK([.I28]);&quot;&quot;;IF([.I28] = &quot;x&quot;;&quot;✗&quot;;&quot;✓&quot;))" office:value-type="string" office:string-value="✓" calcext:value-type="string">
            <text:p>✓</text:p>
          </table:table-cell>
          <table:table-cell table:formula="of:=IF(ISBLANK([.J28]);&quot;&quot;;IF([.J28] = &quot;x&quot;;&quot;✗&quot;;&quot;✓&quot;))">
            <text:p/>
          </table:table-cell>
          <table:table-cell table:formula="of:=IF(ISBLANK([.K28]);&quot;&quot;;IF([.K28] = &quot;x&quot;;&quot;✗&quot;;&quot;✓&quot;))">
            <text:p/>
          </table:table-cell>
          <table:table-cell table:formula="of:=IF(ISBLANK([.L28]);&quot;&quot;;IF([.L28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crypto-md5</text:p>
          </table:table-cell>
          <table:table-cell table:formula="of:=IF(ISBLANK([.D29]);&quot;&quot;;IF([.D29] = &quot;x&quot;;&quot;✗&quot;;&quot;✓&quot;))" office:value-type="string" office:string-value="✓" calcext:value-type="string">
            <text:p>✓</text:p>
          </table:table-cell>
          <table:table-cell table:formula="of:=IF(ISBLANK([.E29]);&quot;&quot;;IF([.E29] = &quot;x&quot;;&quot;✗&quot;;&quot;✓&quot;))" office:value-type="string" office:string-value="✓" calcext:value-type="string">
            <text:p>✓</text:p>
          </table:table-cell>
          <table:table-cell table:formula="of:=IF(ISBLANK([.F29]);&quot;&quot;;IF([.F29] = &quot;x&quot;;&quot;✗&quot;;&quot;✓&quot;))">
            <text:p/>
          </table:table-cell>
          <table:table-cell table:formula="of:=IF(ISBLANK([.G29]);&quot;&quot;;IF([.G29] = &quot;x&quot;;&quot;✗&quot;;&quot;✓&quot;))">
            <text:p/>
          </table:table-cell>
          <table:table-cell table:formula="of:=IF(ISBLANK([.H29]);&quot;&quot;;IF([.H29] = &quot;x&quot;;&quot;✗&quot;;&quot;✓&quot;))">
            <text:p/>
          </table:table-cell>
          <table:table-cell table:formula="of:=IF(ISBLANK([.I29]);&quot;&quot;;IF([.I29] = &quot;x&quot;;&quot;✗&quot;;&quot;✓&quot;))">
            <text:p/>
          </table:table-cell>
          <table:table-cell table:formula="of:=IF(ISBLANK([.J29]);&quot;&quot;;IF([.J29] = &quot;x&quot;;&quot;✗&quot;;&quot;✓&quot;))">
            <text:p/>
          </table:table-cell>
          <table:table-cell table:formula="of:=IF(ISBLANK([.K29]);&quot;&quot;;IF([.K29] = &quot;x&quot;;&quot;✗&quot;;&quot;✓&quot;))">
            <text:p/>
          </table:table-cell>
          <table:table-cell table:formula="of:=IF(ISBLANK([.L29]);&quot;&quot;;IF([.L29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crypto-sha1</text:p>
          </table:table-cell>
          <table:table-cell table:formula="of:=IF(ISBLANK([.D30]);&quot;&quot;;IF([.D30] = &quot;x&quot;;&quot;✗&quot;;&quot;✓&quot;))" office:value-type="string" office:string-value="✓" calcext:value-type="string">
            <text:p>✓</text:p>
          </table:table-cell>
          <table:table-cell table:formula="of:=IF(ISBLANK([.E30]);&quot;&quot;;IF([.E30] = &quot;x&quot;;&quot;✗&quot;;&quot;✓&quot;))" office:value-type="string" office:string-value="✗" calcext:value-type="string">
            <text:p>✗</text:p>
          </table:table-cell>
          <table:table-cell table:formula="of:=IF(ISBLANK([.F30]);&quot;&quot;;IF([.F30] = &quot;x&quot;;&quot;✗&quot;;&quot;✓&quot;))">
            <text:p/>
          </table:table-cell>
          <table:table-cell table:formula="of:=IF(ISBLANK([.G30]);&quot;&quot;;IF([.G30] = &quot;x&quot;;&quot;✗&quot;;&quot;✓&quot;))" office:value-type="string" office:string-value="✗" calcext:value-type="string">
            <text:p>✗</text:p>
          </table:table-cell>
          <table:table-cell table:formula="of:=IF(ISBLANK([.H30]);&quot;&quot;;IF([.H30] = &quot;x&quot;;&quot;✗&quot;;&quot;✓&quot;))">
            <text:p/>
          </table:table-cell>
          <table:table-cell table:formula="of:=IF(ISBLANK([.I30]);&quot;&quot;;IF([.I30] = &quot;x&quot;;&quot;✗&quot;;&quot;✓&quot;))" office:value-type="string" office:string-value="✓" calcext:value-type="string">
            <text:p>✓</text:p>
          </table:table-cell>
          <table:table-cell table:formula="of:=IF(ISBLANK([.J30]);&quot;&quot;;IF([.J30] = &quot;x&quot;;&quot;✗&quot;;&quot;✓&quot;))" office:value-type="string" office:string-value="✓" calcext:value-type="string">
            <text:p>✓</text:p>
          </table:table-cell>
          <table:table-cell table:formula="of:=IF(ISBLANK([.K30]);&quot;&quot;;IF([.K30] = &quot;x&quot;;&quot;✗&quot;;&quot;✓&quot;))">
            <text:p/>
          </table:table-cell>
          <table:table-cell table:formula="of:=IF(ISBLANK([.L30]);&quot;&quot;;IF([.L30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date-format-tofte</text:p>
          </table:table-cell>
          <table:table-cell table:formula="of:=IF(ISBLANK([.D31]);&quot;&quot;;IF([.D31] = &quot;x&quot;;&quot;✗&quot;;&quot;✓&quot;))" office:value-type="string" office:string-value="✓" calcext:value-type="string">
            <text:p>✓</text:p>
          </table:table-cell>
          <table:table-cell table:formula="of:=IF(ISBLANK([.E31]);&quot;&quot;;IF([.E31] = &quot;x&quot;;&quot;✗&quot;;&quot;✓&quot;))" office:value-type="string" office:string-value="✗" calcext:value-type="string">
            <text:p>✗</text:p>
          </table:table-cell>
          <table:table-cell table:formula="of:=IF(ISBLANK([.F31]);&quot;&quot;;IF([.F31] = &quot;x&quot;;&quot;✗&quot;;&quot;✓&quot;))">
            <text:p/>
          </table:table-cell>
          <table:table-cell table:formula="of:=IF(ISBLANK([.G31]);&quot;&quot;;IF([.G31] = &quot;x&quot;;&quot;✗&quot;;&quot;✓&quot;))" office:value-type="string" office:string-value="✗" calcext:value-type="string">
            <text:p>✗</text:p>
          </table:table-cell>
          <table:table-cell table:formula="of:=IF(ISBLANK([.H31]);&quot;&quot;;IF([.H31] = &quot;x&quot;;&quot;✗&quot;;&quot;✓&quot;))">
            <text:p/>
          </table:table-cell>
          <table:table-cell table:formula="of:=IF(ISBLANK([.I31]);&quot;&quot;;IF([.I31] = &quot;x&quot;;&quot;✗&quot;;&quot;✓&quot;))">
            <text:p/>
          </table:table-cell>
          <table:table-cell table:formula="of:=IF(ISBLANK([.J31]);&quot;&quot;;IF([.J31] = &quot;x&quot;;&quot;✗&quot;;&quot;✓&quot;))" office:value-type="string" office:string-value="✓" calcext:value-type="string">
            <text:p>✓</text:p>
          </table:table-cell>
          <table:table-cell table:formula="of:=IF(ISBLANK([.K31]);&quot;&quot;;IF([.K31] = &quot;x&quot;;&quot;✗&quot;;&quot;✓&quot;))">
            <text:p/>
          </table:table-cell>
          <table:table-cell table:formula="of:=IF(ISBLANK([.L31]);&quot;&quot;;IF([.L31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date-format-xparb</text:p>
          </table:table-cell>
          <table:table-cell table:formula="of:=IF(ISBLANK([.D32]);&quot;&quot;;IF([.D32] = &quot;x&quot;;&quot;✗&quot;;&quot;✓&quot;))" office:value-type="string" office:string-value="✓" calcext:value-type="string">
            <text:p>✓</text:p>
          </table:table-cell>
          <table:table-cell table:formula="of:=IF(ISBLANK([.E32]);&quot;&quot;;IF([.E32] = &quot;x&quot;;&quot;✗&quot;;&quot;✓&quot;))" office:value-type="string" office:string-value="✗" calcext:value-type="string">
            <text:p>✗</text:p>
          </table:table-cell>
          <table:table-cell table:formula="of:=IF(ISBLANK([.F32]);&quot;&quot;;IF([.F32] = &quot;x&quot;;&quot;✗&quot;;&quot;✓&quot;))">
            <text:p/>
          </table:table-cell>
          <table:table-cell table:formula="of:=IF(ISBLANK([.G32]);&quot;&quot;;IF([.G32] = &quot;x&quot;;&quot;✗&quot;;&quot;✓&quot;))" office:value-type="string" office:string-value="✗" calcext:value-type="string">
            <text:p>✗</text:p>
          </table:table-cell>
          <table:table-cell table:formula="of:=IF(ISBLANK([.H32]);&quot;&quot;;IF([.H32] = &quot;x&quot;;&quot;✗&quot;;&quot;✓&quot;))">
            <text:p/>
          </table:table-cell>
          <table:table-cell table:formula="of:=IF(ISBLANK([.I32]);&quot;&quot;;IF([.I32] = &quot;x&quot;;&quot;✗&quot;;&quot;✓&quot;))" office:value-type="string" office:string-value="✓" calcext:value-type="string">
            <text:p>✓</text:p>
          </table:table-cell>
          <table:table-cell table:formula="of:=IF(ISBLANK([.J32]);&quot;&quot;;IF([.J32] = &quot;x&quot;;&quot;✗&quot;;&quot;✓&quot;))">
            <text:p/>
          </table:table-cell>
          <table:table-cell table:formula="of:=IF(ISBLANK([.K32]);&quot;&quot;;IF([.K32] = &quot;x&quot;;&quot;✗&quot;;&quot;✓&quot;))">
            <text:p/>
          </table:table-cell>
          <table:table-cell table:formula="of:=IF(ISBLANK([.L32]);&quot;&quot;;IF([.L32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math-cordic</text:p>
          </table:table-cell>
          <table:table-cell table:formula="of:=IF(ISBLANK([.D33]);&quot;&quot;;IF([.D33] = &quot;x&quot;;&quot;✗&quot;;&quot;✓&quot;))" office:value-type="string" office:string-value="✓" calcext:value-type="string">
            <text:p>✓</text:p>
          </table:table-cell>
          <table:table-cell table:formula="of:=IF(ISBLANK([.E33]);&quot;&quot;;IF([.E33] = &quot;x&quot;;&quot;✗&quot;;&quot;✓&quot;))" office:value-type="string" office:string-value="✓" calcext:value-type="string">
            <text:p>✓</text:p>
          </table:table-cell>
          <table:table-cell table:formula="of:=IF(ISBLANK([.F33]);&quot;&quot;;IF([.F33] = &quot;x&quot;;&quot;✗&quot;;&quot;✓&quot;))">
            <text:p/>
          </table:table-cell>
          <table:table-cell table:formula="of:=IF(ISBLANK([.G33]);&quot;&quot;;IF([.G33] = &quot;x&quot;;&quot;✗&quot;;&quot;✓&quot;))">
            <text:p/>
          </table:table-cell>
          <table:table-cell table:formula="of:=IF(ISBLANK([.H33]);&quot;&quot;;IF([.H33] = &quot;x&quot;;&quot;✗&quot;;&quot;✓&quot;))">
            <text:p/>
          </table:table-cell>
          <table:table-cell table:formula="of:=IF(ISBLANK([.I33]);&quot;&quot;;IF([.I33] = &quot;x&quot;;&quot;✗&quot;;&quot;✓&quot;))">
            <text:p/>
          </table:table-cell>
          <table:table-cell table:formula="of:=IF(ISBLANK([.J33]);&quot;&quot;;IF([.J33] = &quot;x&quot;;&quot;✗&quot;;&quot;✓&quot;))">
            <text:p/>
          </table:table-cell>
          <table:table-cell table:formula="of:=IF(ISBLANK([.K33]);&quot;&quot;;IF([.K33] = &quot;x&quot;;&quot;✗&quot;;&quot;✓&quot;))">
            <text:p/>
          </table:table-cell>
          <table:table-cell table:formula="of:=IF(ISBLANK([.L33]);&quot;&quot;;IF([.L33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math-partial-sums</text:p>
          </table:table-cell>
          <table:table-cell table:formula="of:=IF(ISBLANK([.D34]);&quot;&quot;;IF([.D34] = &quot;x&quot;;&quot;✗&quot;;&quot;✓&quot;))" office:value-type="string" office:string-value="✓" calcext:value-type="string">
            <text:p>✓</text:p>
          </table:table-cell>
          <table:table-cell table:formula="of:=IF(ISBLANK([.E34]);&quot;&quot;;IF([.E34] = &quot;x&quot;;&quot;✗&quot;;&quot;✓&quot;))" office:value-type="string" office:string-value="✓" calcext:value-type="string">
            <text:p>✓</text:p>
          </table:table-cell>
          <table:table-cell table:formula="of:=IF(ISBLANK([.F34]);&quot;&quot;;IF([.F34] = &quot;x&quot;;&quot;✗&quot;;&quot;✓&quot;))">
            <text:p/>
          </table:table-cell>
          <table:table-cell table:formula="of:=IF(ISBLANK([.G34]);&quot;&quot;;IF([.G34] = &quot;x&quot;;&quot;✗&quot;;&quot;✓&quot;))">
            <text:p/>
          </table:table-cell>
          <table:table-cell table:formula="of:=IF(ISBLANK([.H34]);&quot;&quot;;IF([.H34] = &quot;x&quot;;&quot;✗&quot;;&quot;✓&quot;))">
            <text:p/>
          </table:table-cell>
          <table:table-cell table:formula="of:=IF(ISBLANK([.I34]);&quot;&quot;;IF([.I34] = &quot;x&quot;;&quot;✗&quot;;&quot;✓&quot;))">
            <text:p/>
          </table:table-cell>
          <table:table-cell table:formula="of:=IF(ISBLANK([.J34]);&quot;&quot;;IF([.J34] = &quot;x&quot;;&quot;✗&quot;;&quot;✓&quot;))">
            <text:p/>
          </table:table-cell>
          <table:table-cell table:formula="of:=IF(ISBLANK([.K34]);&quot;&quot;;IF([.K34] = &quot;x&quot;;&quot;✗&quot;;&quot;✓&quot;))">
            <text:p/>
          </table:table-cell>
          <table:table-cell table:formula="of:=IF(ISBLANK([.L34]);&quot;&quot;;IF([.L34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math-spectral-norm</text:p>
          </table:table-cell>
          <table:table-cell table:formula="of:=IF(ISBLANK([.D35]);&quot;&quot;;IF([.D35] = &quot;x&quot;;&quot;✗&quot;;&quot;✓&quot;))" office:value-type="string" office:string-value="✓" calcext:value-type="string">
            <text:p>✓</text:p>
          </table:table-cell>
          <table:table-cell table:formula="of:=IF(ISBLANK([.E35]);&quot;&quot;;IF([.E35] = &quot;x&quot;;&quot;✗&quot;;&quot;✓&quot;))" office:value-type="string" office:string-value="✓" calcext:value-type="string">
            <text:p>✓</text:p>
          </table:table-cell>
          <table:table-cell table:formula="of:=IF(ISBLANK([.F35]);&quot;&quot;;IF([.F35] = &quot;x&quot;;&quot;✗&quot;;&quot;✓&quot;))">
            <text:p/>
          </table:table-cell>
          <table:table-cell table:formula="of:=IF(ISBLANK([.G35]);&quot;&quot;;IF([.G35] = &quot;x&quot;;&quot;✗&quot;;&quot;✓&quot;))" office:value-type="string" office:string-value="✗" calcext:value-type="string">
            <text:p>✗</text:p>
          </table:table-cell>
          <table:table-cell table:formula="of:=IF(ISBLANK([.H35]);&quot;&quot;;IF([.H35] = &quot;x&quot;;&quot;✗&quot;;&quot;✓&quot;))">
            <text:p/>
          </table:table-cell>
          <table:table-cell table:formula="of:=IF(ISBLANK([.I35]);&quot;&quot;;IF([.I35] = &quot;x&quot;;&quot;✗&quot;;&quot;✓&quot;))" office:value-type="string" office:string-value="✓" calcext:value-type="string">
            <text:p>✓</text:p>
          </table:table-cell>
          <table:table-cell table:formula="of:=IF(ISBLANK([.J35]);&quot;&quot;;IF([.J35] = &quot;x&quot;;&quot;✗&quot;;&quot;✓&quot;))">
            <text:p/>
          </table:table-cell>
          <table:table-cell table:formula="of:=IF(ISBLANK([.K35]);&quot;&quot;;IF([.K35] = &quot;x&quot;;&quot;✗&quot;;&quot;✓&quot;))">
            <text:p/>
          </table:table-cell>
          <table:table-cell table:formula="of:=IF(ISBLANK([.L35]);&quot;&quot;;IF([.L35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regexp-dna</text:p>
          </table:table-cell>
          <table:table-cell table:formula="of:=IF(ISBLANK([.D36]);&quot;&quot;;IF([.D36] = &quot;x&quot;;&quot;✗&quot;;&quot;✓&quot;))" office:value-type="string" office:string-value="✓" calcext:value-type="string">
            <text:p>✓</text:p>
          </table:table-cell>
          <table:table-cell table:formula="of:=IF(ISBLANK([.E36]);&quot;&quot;;IF([.E36] = &quot;x&quot;;&quot;✗&quot;;&quot;✓&quot;))" office:value-type="string" office:string-value="✓" calcext:value-type="string">
            <text:p>✓</text:p>
          </table:table-cell>
          <table:table-cell table:formula="of:=IF(ISBLANK([.F36]);&quot;&quot;;IF([.F36] = &quot;x&quot;;&quot;✗&quot;;&quot;✓&quot;))">
            <text:p/>
          </table:table-cell>
          <table:table-cell table:formula="of:=IF(ISBLANK([.G36]);&quot;&quot;;IF([.G36] = &quot;x&quot;;&quot;✗&quot;;&quot;✓&quot;))">
            <text:p/>
          </table:table-cell>
          <table:table-cell table:formula="of:=IF(ISBLANK([.H36]);&quot;&quot;;IF([.H36] = &quot;x&quot;;&quot;✗&quot;;&quot;✓&quot;))">
            <text:p/>
          </table:table-cell>
          <table:table-cell table:formula="of:=IF(ISBLANK([.I36]);&quot;&quot;;IF([.I36] = &quot;x&quot;;&quot;✗&quot;;&quot;✓&quot;))">
            <text:p/>
          </table:table-cell>
          <table:table-cell table:formula="of:=IF(ISBLANK([.J36]);&quot;&quot;;IF([.J36] = &quot;x&quot;;&quot;✗&quot;;&quot;✓&quot;))">
            <text:p/>
          </table:table-cell>
          <table:table-cell table:formula="of:=IF(ISBLANK([.K36]);&quot;&quot;;IF([.K36] = &quot;x&quot;;&quot;✗&quot;;&quot;✓&quot;))">
            <text:p/>
          </table:table-cell>
          <table:table-cell table:formula="of:=IF(ISBLANK([.L36]);&quot;&quot;;IF([.L36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string-base64</text:p>
          </table:table-cell>
          <table:table-cell table:formula="of:=IF(ISBLANK([.D37]);&quot;&quot;;IF([.D37] = &quot;x&quot;;&quot;✗&quot;;&quot;✓&quot;))" office:value-type="string" office:string-value="✓" calcext:value-type="string">
            <text:p>✓</text:p>
          </table:table-cell>
          <table:table-cell table:formula="of:=IF(ISBLANK([.E37]);&quot;&quot;;IF([.E37] = &quot;x&quot;;&quot;✗&quot;;&quot;✓&quot;))" office:value-type="string" office:string-value="✗" calcext:value-type="string">
            <text:p>✗</text:p>
          </table:table-cell>
          <table:table-cell table:formula="of:=IF(ISBLANK([.F37]);&quot;&quot;;IF([.F37] = &quot;x&quot;;&quot;✗&quot;;&quot;✓&quot;))">
            <text:p/>
          </table:table-cell>
          <table:table-cell table:formula="of:=IF(ISBLANK([.G37]);&quot;&quot;;IF([.G37] = &quot;x&quot;;&quot;✗&quot;;&quot;✓&quot;))" office:value-type="string" office:string-value="✗" calcext:value-type="string">
            <text:p>✗</text:p>
          </table:table-cell>
          <table:table-cell table:formula="of:=IF(ISBLANK([.H37]);&quot;&quot;;IF([.H37] = &quot;x&quot;;&quot;✗&quot;;&quot;✓&quot;))" office:value-type="string" office:string-value="✗" calcext:value-type="string">
            <text:p>✗</text:p>
          </table:table-cell>
          <table:table-cell table:formula="of:=IF(ISBLANK([.I37]);&quot;&quot;;IF([.I37] = &quot;x&quot;;&quot;✗&quot;;&quot;✓&quot;))">
            <text:p/>
          </table:table-cell>
          <table:table-cell table:formula="of:=IF(ISBLANK([.J37]);&quot;&quot;;IF([.J37] = &quot;x&quot;;&quot;✗&quot;;&quot;✓&quot;))">
            <text:p/>
          </table:table-cell>
          <table:table-cell table:formula="of:=IF(ISBLANK([.K37]);&quot;&quot;;IF([.K37] = &quot;x&quot;;&quot;✗&quot;;&quot;✓&quot;))">
            <text:p/>
          </table:table-cell>
          <table:table-cell table:formula="of:=IF(ISBLANK([.L37]);&quot;&quot;;IF([.L37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string-fasta</text:p>
          </table:table-cell>
          <table:table-cell table:formula="of:=IF(ISBLANK([.D38]);&quot;&quot;;IF([.D38] = &quot;x&quot;;&quot;✗&quot;;&quot;✓&quot;))" office:value-type="string" office:string-value="✓" calcext:value-type="string">
            <text:p>✓</text:p>
          </table:table-cell>
          <table:table-cell table:formula="of:=IF(ISBLANK([.E38]);&quot;&quot;;IF([.E38] = &quot;x&quot;;&quot;✗&quot;;&quot;✓&quot;))" office:value-type="string" office:string-value="✗" calcext:value-type="string">
            <text:p>✗</text:p>
          </table:table-cell>
          <table:table-cell table:formula="of:=IF(ISBLANK([.F38]);&quot;&quot;;IF([.F38] = &quot;x&quot;;&quot;✗&quot;;&quot;✓&quot;))">
            <text:p/>
          </table:table-cell>
          <table:table-cell table:formula="of:=IF(ISBLANK([.G38]);&quot;&quot;;IF([.G38] = &quot;x&quot;;&quot;✗&quot;;&quot;✓&quot;))" office:value-type="string" office:string-value="✗" calcext:value-type="string">
            <text:p>✗</text:p>
          </table:table-cell>
          <table:table-cell table:formula="of:=IF(ISBLANK([.H38]);&quot;&quot;;IF([.H38] = &quot;x&quot;;&quot;✗&quot;;&quot;✓&quot;))">
            <text:p/>
          </table:table-cell>
          <table:table-cell table:formula="of:=IF(ISBLANK([.I38]);&quot;&quot;;IF([.I38] = &quot;x&quot;;&quot;✗&quot;;&quot;✓&quot;))">
            <text:p/>
          </table:table-cell>
          <table:table-cell table:formula="of:=IF(ISBLANK([.J38]);&quot;&quot;;IF([.J38] = &quot;x&quot;;&quot;✗&quot;;&quot;✓&quot;))">
            <text:p/>
          </table:table-cell>
          <table:table-cell table:formula="of:=IF(ISBLANK([.K38]);&quot;&quot;;IF([.K38] = &quot;x&quot;;&quot;✗&quot;;&quot;✓&quot;))">
            <text:p/>
          </table:table-cell>
          <table:table-cell table:formula="of:=IF(ISBLANK([.L38]);&quot;&quot;;IF([.L38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string-tagcloud</text:p>
          </table:table-cell>
          <table:table-cell table:formula="of:=IF(ISBLANK([.D39]);&quot;&quot;;IF([.D39] = &quot;x&quot;;&quot;✗&quot;;&quot;✓&quot;))" office:value-type="string" office:string-value="✓" calcext:value-type="string">
            <text:p>✓</text:p>
          </table:table-cell>
          <table:table-cell table:formula="of:=IF(ISBLANK([.E39]);&quot;&quot;;IF([.E39] = &quot;x&quot;;&quot;✗&quot;;&quot;✓&quot;))" office:value-type="string" office:string-value="✓" calcext:value-type="string">
            <text:p>✓</text:p>
          </table:table-cell>
          <table:table-cell table:formula="of:=IF(ISBLANK([.F39]);&quot;&quot;;IF([.F39] = &quot;x&quot;;&quot;✗&quot;;&quot;✓&quot;))">
            <text:p/>
          </table:table-cell>
          <table:table-cell table:formula="of:=IF(ISBLANK([.G39]);&quot;&quot;;IF([.G39] = &quot;x&quot;;&quot;✗&quot;;&quot;✓&quot;))" office:value-type="string" office:string-value="✗" calcext:value-type="string">
            <text:p>✗</text:p>
          </table:table-cell>
          <table:table-cell table:formula="of:=IF(ISBLANK([.H39]);&quot;&quot;;IF([.H39] = &quot;x&quot;;&quot;✗&quot;;&quot;✓&quot;))">
            <text:p/>
          </table:table-cell>
          <table:table-cell table:formula="of:=IF(ISBLANK([.I39]);&quot;&quot;;IF([.I39] = &quot;x&quot;;&quot;✗&quot;;&quot;✓&quot;))" office:value-type="string" office:string-value="✓" calcext:value-type="string">
            <text:p>✓</text:p>
          </table:table-cell>
          <table:table-cell table:formula="of:=IF(ISBLANK([.J39]);&quot;&quot;;IF([.J39] = &quot;x&quot;;&quot;✗&quot;;&quot;✓&quot;))">
            <text:p/>
          </table:table-cell>
          <table:table-cell table:formula="of:=IF(ISBLANK([.K39]);&quot;&quot;;IF([.K39] = &quot;x&quot;;&quot;✗&quot;;&quot;✓&quot;))" office:value-type="string" office:string-value="✗" calcext:value-type="string">
            <text:p>✗</text:p>
          </table:table-cell>
          <table:table-cell table:formula="of:=IF(ISBLANK([.L39]);&quot;&quot;;IF([.L39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string-unpack-code</text:p>
          </table:table-cell>
          <table:table-cell table:formula="of:=IF(ISBLANK([.D40]);&quot;&quot;;IF([.D40] = &quot;x&quot;;&quot;✗&quot;;&quot;✓&quot;))" office:value-type="string" office:string-value="✓" calcext:value-type="string">
            <text:p>✓</text:p>
          </table:table-cell>
          <table:table-cell table:formula="of:=IF(ISBLANK([.E40]);&quot;&quot;;IF([.E40] = &quot;x&quot;;&quot;✗&quot;;&quot;✓&quot;))" office:value-type="string" office:string-value="✓" calcext:value-type="string">
            <text:p>✓</text:p>
          </table:table-cell>
          <table:table-cell table:formula="of:=IF(ISBLANK([.F40]);&quot;&quot;;IF([.F40] = &quot;x&quot;;&quot;✗&quot;;&quot;✓&quot;))" office:value-type="string" office:string-value="✗" calcext:value-type="string">
            <text:p>✗</text:p>
          </table:table-cell>
          <table:table-cell table:formula="of:=IF(ISBLANK([.G40]);&quot;&quot;;IF([.G40] = &quot;x&quot;;&quot;✗&quot;;&quot;✓&quot;))" office:value-type="string" office:string-value="✗" calcext:value-type="string">
            <text:p>✗</text:p>
          </table:table-cell>
          <table:table-cell table:formula="of:=IF(ISBLANK([.H40]);&quot;&quot;;IF([.H40] = &quot;x&quot;;&quot;✗&quot;;&quot;✓&quot;))">
            <text:p/>
          </table:table-cell>
          <table:table-cell table:formula="of:=IF(ISBLANK([.I40]);&quot;&quot;;IF([.I40] = &quot;x&quot;;&quot;✗&quot;;&quot;✓&quot;))" office:value-type="string" office:string-value="✓" calcext:value-type="string">
            <text:p>✓</text:p>
          </table:table-cell>
          <table:table-cell table:formula="of:=IF(ISBLANK([.J40]);&quot;&quot;;IF([.J40] = &quot;x&quot;;&quot;✗&quot;;&quot;✓&quot;))">
            <text:p/>
          </table:table-cell>
          <table:table-cell table:formula="of:=IF(ISBLANK([.K40]);&quot;&quot;;IF([.K40] = &quot;x&quot;;&quot;✗&quot;;&quot;✓&quot;))">
            <text:p/>
          </table:table-cell>
          <table:table-cell table:formula="of:=IF(ISBLANK([.L40]);&quot;&quot;;IF([.L40] = &quot;x&quot;;&quot;✗&quot;;&quot;✓&quot;))">
            <text:p/>
          </table:table-cell>
        </table:table-row>
        <table:table-row table:style-name="ro1">
          <table:table-cell/>
          <table:table-cell office:value-type="string" calcext:value-type="string">
            <text:p>string-validate-input</text:p>
          </table:table-cell>
          <table:table-cell table:formula="of:=IF(ISBLANK([.D41]);&quot;&quot;;IF([.D41] = &quot;x&quot;;&quot;✗&quot;;&quot;✓&quot;))" office:value-type="string" office:string-value="✓" calcext:value-type="string">
            <text:p>✓</text:p>
          </table:table-cell>
          <table:table-cell table:formula="of:=IF(ISBLANK([.E41]);&quot;&quot;;IF([.E41] = &quot;x&quot;;&quot;✗&quot;;&quot;✓&quot;))" office:value-type="string" office:string-value="✓" calcext:value-type="string">
            <text:p>✓</text:p>
          </table:table-cell>
          <table:table-cell table:formula="of:=IF(ISBLANK([.F41]);&quot;&quot;;IF([.F41] = &quot;x&quot;;&quot;✗&quot;;&quot;✓&quot;))">
            <text:p/>
          </table:table-cell>
          <table:table-cell table:formula="of:=IF(ISBLANK([.G41]);&quot;&quot;;IF([.G41] = &quot;x&quot;;&quot;✗&quot;;&quot;✓&quot;))" office:value-type="string" office:string-value="✗" calcext:value-type="string">
            <text:p>✗</text:p>
          </table:table-cell>
          <table:table-cell table:formula="of:=IF(ISBLANK([.H41]);&quot;&quot;;IF([.H41] = &quot;x&quot;;&quot;✗&quot;;&quot;✓&quot;))" office:value-type="string" office:string-value="✗" calcext:value-type="string">
            <text:p>✗</text:p>
          </table:table-cell>
          <table:table-cell table:formula="of:=IF(ISBLANK([.I41]);&quot;&quot;;IF([.I41] = &quot;x&quot;;&quot;✗&quot;;&quot;✓&quot;))" office:value-type="string" office:string-value="✓" calcext:value-type="string">
            <text:p>✓</text:p>
          </table:table-cell>
          <table:table-cell table:formula="of:=IF(ISBLANK([.J41]);&quot;&quot;;IF([.J41] = &quot;x&quot;;&quot;✗&quot;;&quot;✓&quot;))">
            <text:p/>
          </table:table-cell>
          <table:table-cell table:formula="of:=IF(ISBLANK([.K41]);&quot;&quot;;IF([.K41] = &quot;x&quot;;&quot;✗&quot;;&quot;✓&quot;))">
            <text:p/>
          </table:table-cell>
          <table:table-cell table:formula="of:=IF(ISBLANK([.L41]);&quot;&quot;;IF([.L41] = &quot;x&quot;;&quot;✗&quot;;&quot;✓&quot;)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01:10:31.952517460</dc:date>
    <meta:editing-duration>PT2H26M30S</meta:editing-duration>
    <meta:editing-cycles>82</meta:editing-cycles>
    <meta:generator>LibreOffice/5.2.2.2$Linux_X86_64 LibreOffice_project/20m0$Build-2</meta:generator>
    <meta:document-statistic meta:table-count="1" meta:cell-count="588" meta:object-count="0"/>
  </office:meta>
</office:document-meta>
</file>